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3/content.xml" manifest:version="1.2"/>
  <manifest:file-entry manifest:media-type="application/xml" manifest:full-path="Formula-12/content.xml" manifest:version="1.2"/>
  <manifest:file-entry manifest:media-type="application/xml" manifest:full-path="Formula-11/content.xml" manifest:version="1.2"/>
  <manifest:file-entry manifest:media-type="application/xml" manifest:full-path="Formula-10/content.xml" manifest:version="1.2"/>
  <manifest:file-entry manifest:media-type="application/xml" manifest:full-path="Formula-9/content.xml" manifest:version="1.2"/>
  <manifest:file-entry manifest:media-type="application/xml" manifest:full-path="Formula-8/content.xml" manifest:version="1.2"/>
  <manifest:file-entry manifest:media-type="application/xml" manifest:full-path="Formula-7/content.xml" manifest:version="1.2"/>
  <manifest:file-entry manifest:media-type="application/xml" manifest:full-path="Formula-6/content.xml" manifest:version="1.2"/>
  <manifest:file-entry manifest:media-type="application/xml" manifest:full-path="Formula-5/content.xml" manifest:version="1.2"/>
  <manifest:file-entry manifest:media-type="application/xml" manifest:full-path="Formula-4/content.xml" manifest:version="1.2"/>
  <manifest:file-entry manifest:media-type="application/xml" manifest:full-path="Formula-3/content.xml" manifest:version="1.2"/>
  <manifest:file-entry manifest:media-type="application/xml" manifest:full-path="Formula-2/content.xml" manifest:version="1.2"/>
  <manifest:file-entry manifest:media-type="application/xml" manifest:full-path="Formula-1/content.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3/" manifest:version="1.2"/>
  <manifest:file-entry manifest:media-type="application/vnd.oasis.opendocument.formula" manifest:full-path="Formula-12/" manifest:version="1.2"/>
  <manifest:file-entry manifest:media-type="application/vnd.oasis.opendocument.formula" manifest:full-path="Formula-11/" manifest:version="1.2"/>
  <manifest:file-entry manifest:media-type="application/vnd.oasis.opendocument.formula" manifest:full-path="Formula-10/" manifest:version="1.2"/>
  <manifest:file-entry manifest:media-type="application/vnd.oasis.opendocument.formula" manifest:full-path="Formula-9/" manifest:version="1.2"/>
  <manifest:file-entry manifest:media-type="application/vnd.oasis.opendocument.formula" manifest:full-path="Formula-8/" manifest:version="1.2"/>
  <manifest:file-entry manifest:media-type="application/vnd.oasis.opendocument.formula" manifest:full-path="Formula-7/" manifest:version="1.2"/>
  <manifest:file-entry manifest:media-type="application/vnd.oasis.opendocument.formula" manifest:full-path="Formula-6/" manifest:version="1.2"/>
  <manifest:file-entry manifest:media-type="application/vnd.oasis.opendocument.formula" manifest:full-path="Formula-5/" manifest:version="1.2"/>
  <manifest:file-entry manifest:media-type="application/vnd.oasis.opendocument.formula" manifest:full-path="Formula-4/" manifest:version="1.2"/>
  <manifest:file-entry manifest:media-type="application/vnd.oasis.opendocument.formula" manifest:full-path="Formula-3/" manifest:version="1.2"/>
  <manifest:file-entry manifest:media-type="application/vnd.oasis.opendocument.formula" manifest:full-path="Formula-2/" manifest:version="1.2"/>
  <manifest:file-entry manifest:media-type="application/vnd.oasis.opendocument.formula" manifest:full-path="Formula-1/"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2.A1" style:family="table-cell">
      <style:table-cell-properties fo:border="none"/>
    </style:style>
  </office:automatic-styles>
  <office:body>
    <office:text>
      <text:p text:style-name="Title">Ensemble approaches for estimating congruence between species delimitation and morphological variation: comparing taxonomic hypotheses for the Pacific Pond Turtle (<text:span text:style-name="T1">Emys marmorata</text:span>)</text:p>
      <text:p text:style-name="Author">Peter D Smits<draw:frame text:anchor-type="as-char" style:vertical-pos="middle" style:vertical-rel="text"><draw:object xlink:href="Formula-0/" xlink:type="simple" xlink:show="embed" xlink:actuate="onLoad"/></draw:frame><text:line-break/>Kenneth D Angielczyk<draw:frame text:anchor-type="as-char" style:vertical-pos="middle" style:vertical-rel="text"><draw:object xlink:href="Formula-1/" xlink:type="simple" xlink:show="embed" xlink:actuate="onLoad"/></draw:frame><text:line-break/>Bryan L Stuart<draw:frame text:anchor-type="as-char" style:vertical-pos="middle" style:vertical-rel="text"><draw:object xlink:href="Formula-2/" xlink:type="simple" xlink:show="embed" xlink:actuate="onLoad"/></draw:frame><text:line-break/>James F Parham<draw:frame text:anchor-type="as-char" style:vertical-pos="middle" style:vertical-rel="text"><draw:object xlink:href="Formula-3/" xlink:type="simple" xlink:show="embed" xlink:actuate="onLoad"/></draw:frame></text:p>
      <text:p text:style-name="Text_20_body">1. Department of Integrative Biology, University of California – Berkeley, Berkeley, CA, USA;</text:p>
      <text:p text:style-name="Text_20_body">2. Integrative Research Center, Field Museum of Natural History, Chicago, IL, USA;</text:p>
      <text:p text:style-name="Text_20_body">3. Section of Research and Collections, North Carolina Museum of Natural Sciences, Raleigh, NC, USA;</text:p>
      <text:p text:style-name="Text_20_body">4. John D. Cooper Archaeological and Paleontological Center, Department of Geological Sciences, California State University Fullerton, Fullerton, CA, USA.</text:p>
      <text:p text:style-name="Text_20_body"><draw:frame text:anchor-type="as-char" style:vertical-pos="middle" style:vertical-rel="text"><draw:object xlink:href="Formula-4/" xlink:type="simple" xlink:show="embed" xlink:actuate="onLoad"/></draw:frame> Corresponding author; e-mail: psmits@berkeley.edu</text:p>
      <text:p text:style-name="Text_20_body"><draw:frame text:anchor-type="as-char" style:vertical-pos="middle" style:vertical-rel="text"><draw:object xlink:href="Formula-5/" xlink:type="simple" xlink:show="embed" xlink:actuate="onLoad"/></draw:frame> ORCIDs: Smits, 0000-0003-4074-1447.</text:p>
      <text:p text:style-name="Text_20_body"><text:span text:style-name="T1">Manuscript elements</text:span>: Figure 1, figure 2, figure 3, figure 4, figure 5, figure 6, figure 7, figure 8, figure 9, table 1, table 2, table 3. Figures 1, 3, 4, 6, 8 are in color.</text:p>
      <text:p text:style-name="Text_20_body"><text:span text:style-name="T1">Keywords</text:span>: Geometric morphometrics, machine learning, conservation, Testudinae.</text:p>
      <text:p text:style-name="Text_20_body"><text:span text:style-name="T1">Manuscript type</text:span>: Article.</text:p>
      <text:p text:style-name="Text_20_body">Prepared using the suggested LaTeX template for <text:span text:style-name="T1">Am. Nat.</text:span></text:p>
      <text:h text:style-name="Heading_20_1" text:outline-level="1">Abstract</text:h>
      <text:p text:style-name="First_20_paragraph">We investigated the morphometric identification of cryptic species using machine learning approaches by examining their implications for a recently proposed cryptic turtle species (<text:span text:style-name="T1">Emys pallida</text:span>). We collected landmark-based morphometric data from 532 adult <text:span text:style-name="T1">E. marmorata/</text:span>“<text:span text:style-name="T1">E. pallida</text:span>” museum specimens. We assigned a classification to each specimen for six different binning schemes based on geographic occurrence data recorded in museum collection archives. We used an ensemble of supervised machine learning approaches to determine which classification hypothesis was best supported by the data. In addition, we applied the same approach to two clear-cut examples, one consisting of eight unambiguously distinct species closely related to <text:span text:style-name="T1">E. marmorata</text:span>, and the other consisting of two subspecies of <text:span text:style-name="T1">Trachemys scripta</text:span>. Our results indicate that there is no clear “best” grouping of <text:span text:style-name="T1">E. marmorata/</text:span>“<text:span text:style-name="T1">E. pallida</text:span>” based on plastron shape. In contrast, the analyses of the clear-cut examples produced near perfect classifications, demonstrating that the methods can recover correct results when an appropriate signal exists. Explanations for the lack of grouping in <text:span text:style-name="T1">E. marmorata</text:span> include the possibility that genetic differentiation is not associated with plastron shape variation below the species level and/or that local selective pressures (e.g., from hydrological regime) overwhelm morphological differentiation. A reconsideration of the methods used to delimit “<text:span text:style-name="T1">E. pallida,</text:span>” the lack of barriers to gene flow, the strong evidence for widespread admixture between lineages, and the fact that plastron shape can be used to delineate other emydine species and sub-species suggest that its lack of diagnosability most likely reflects the non-distinctiveness of this proposed taxon.</text:p>
      <text:h text:style-name="Heading_20_1" text:outline-level="1">Introduction</text:h>
      <text:p text:style-name="First_20_paragraph">Molecular systematics has repeatedly demonstrated the existence of cryptic species that can only be diagnosed using genetic data (Stuart, Inger, and Voris 2006; Bickford et al. 2007; Schilck-Steiner et al. 2007; Pfenninger and Schwenk 2007; Clare 2011; Funk, Caminer, and Ron 2012). In attempts to streamline the documentation of biodiversity, several methods of species delimitation that rely almost entirely on genetic data have recently been proposed (Pons et al. 2006; B C Carstens and Dewey 2010; Hausdorf and Hennig 2010; O’Meara 2010; Yang and Rannala 2010; J. P. Huelsenbeck, Andolfatto, and Huelsenbeck 2011). Although strong caveats on the utility of these methods have been raised (Bauer et al. 2000; Bryan C Carstens et al. 2013), they are nevertheless being used to name species (Leaché and Fujita 2010; Phillip Q. Spinks, Thomson, and Bradley Shaffer 2014).</text:p>
      <text:p text:style-name="Text_20_body">In contrast to those genetically-diagnosed species, the majority of extant taxa, and almost all extinct taxa, are delimited by morphology alone. This disjunction complicates interpretations of variation and diversity in deep time, as apparent morphological stasis may not reflect the true underlying diversity (Eldredge and Gould 1972; Gould and Eldredge 1977; B. Van Bocxlaer and Hunt 2013). It also has serious implications for our records of modern biodiversity: for many museum specimens of extant taxa (e.g. those preserved in formalin), it is difficult to acquire the genetic data needed for non-morphological species delimitation methods.</text:p>
      <text:p text:style-name="Text_20_body">These considerations have sparked interest in whether geometric morphometric analyses can capture fine-scale variation that can be used for identifying cryptic species. This would make the task of identifying and maintaining endangered or conserved groups much easier and could contribute to improved classifications of extinct taxa and populations. Most such studies focus on using morphometrics to discover differences between taxa that were identified by other means (P David Polly 2003; Zelditch, Swiderski, and Sheets 2004; Gaubert et al. 2005; Gündüz et al. 2007; P David Polly 2007; Demandt and Bergek 2009; Markolf et al. 2013; Fruciano et al. 2016). Additionally, there has been work on automated taxon identification and classification of taxa into groups (Baylac, Villemant, and Simbolotti 2003; Dobigny et al. 2003; MacLeod 2007; Brink and Bokma 2011; Vitek et al. 2017), as well as the development of models that combine genetic, phenotypic, and geographic data to infer evolutionary units of interest (Guillot et al. 2012).</text:p>
      <text:p text:style-name="Text_20_body">Here, we investigate the morphometric identification of cryptic species using machine learning approaches. We use an ensemble learning approach where multiple methods are used in order to look for consensus among their results. We test our approach on three datasets: plastron shape of eight species of closely related turtles, plastron shape of two subspecies of a single turtle species, and plastron shape of the <text:span text:style-name="T1">Emys marmorata</text:span> species complex. In particular, we ask whether it is possible to determine which among a set of classification hypotheses best aligns with the observed morphology, and examine the implications of our results for the <text:span text:style-name="T1">E. marmorata</text:span> complex.</text:p>
      <text:h text:style-name="Heading_20_2" text:outline-level="2">Background and study system</text:h>
      <text:p text:style-name="First_20_paragraph">Machine learning is an extension of known statistical methodology (Hastie, Tibshirani, and Friedman 2009) that emphasizes predictive accuracy and generality often at the expense of the interpretability of individual parameters. Basic statistical approaches are supplemented by randomization, sorting, and partitioning algorithms, along with the maximization or minimization of summary statistics, in order to best estimate a general model for all data, both sampled and unsampled (Hastie, Tibshirani, and Friedman 2009). Machine learning approaches have found use in medical research, epidemiology, economics, and automated identification of images such as handwritten zip codes (Hastie, Tibshirani, and Friedman 2009). There are two major classes of machine learning method: unsupervised and supervised learning. Unsupervised learning methods are used with unlabeled data where the underlying structure is estimated; they are analogous to clustering and density estimation methods (Kaufman and Rousseeuw 1990). Supervised learning methods are used with labeled data where the final output of data is known and the rules for going from input to output are inferred. These are analogous to classification and regression models (Breiman et al. 1984; Hastie, Tibshirani, and Friedman 2009). Our application of the supervised learning approaches used in this study illustrates only a sampling of the various methods available for fitting classification models. The specific methods used in this study were chosen because they are suited for cases with more two or more response classes.</text:p>
      <text:p text:style-name="Text_20_body">Geometric morphometric approaches to identifying differences in morphological variation between classes, including cryptic species, have mostly relied on methods like linear discriminate analysis and canonical variates analysis (P David Polly 2003; Zelditch, Swiderski, and Sheets 2004; Gaubert et al. 2005; Gündüz et al. 2007; P David Polly 2007; Francoy et al. 2009; Sztencel-Jabłonka, Jones, and BogdanowicZ 2009; Edwards et al. 2011; Mitrovski-Bogdanovic et al. 2013; Dillard 2017). Because of their similarity to multivariate approaches like principal components analysis (PCA), these methods are comparatively straightforward ways of understanding the differences in morphology between classes. They also benefit from producing results that can be easily visualized, which aids in the interpretation and presentation of data and results. Most previous morphometric studies did not assess which amongst a set of alternative classification hypotheses was optimal. For example, studies such as those of Caumul and Polly (2005) and P David Polly (2007) focused on comparing different aspects of morphology and their fidelity to a classification scheme instead of comparing the fidelity of one aspect of morphology to multiple classification schemes. In this context, the study of Cardini et al. (2009) is noteworthy because they compared morphological variation in marmots at the population, regional, and species level and determined the fidelity of shape to divisions at each of these levels.</text:p>
      <text:p text:style-name="Text_20_body">Here, we used an ensemble of supervised machine learning methods to compare the congruence of morphological data to different classification hypotheses. Each of these methods provide different advantages for understanding how to classify specimens, as well as the accuracy of the resulting classifications. Machine learning methods have been combined with geometric morphometric data to study shape variation in a variety of contexts, including automated taxon identification and classification of groups (Baylac, Villemant, and Simbolotti 2003; Dobigny et al. 2003; MacLeod 2007; B Van Bocxlaer and Schultheiß 2010; Brink and Bokma 2011; Navega et al. 2015). In the current study, we not only consider pure classification accuracy but also use a statistic of classification strength that reflects the rate at which taxa are both accurately and inaccurately classified: the area under the Receiver Operating Characteristic curve (Hastie, Tibshirani, and Friedman 2009).</text:p>
      <text:p text:style-name="Text_20_body">We analyzed the problem of whether there are distinct subspecies or cryptic species within the western pond turtle, <text:span text:style-name="T1">Emys marmorata</text:span> (Baird and Girard 1852) (formerly <text:span text:style-name="T1">Clemmys marmorata</text:span>; see (C. R. Feldman and Parham 2002)). <text:span text:style-name="T1">Emys marmorata</text:span> is distributed from northern Washington State, USA to Baja California, Mexico; populations in western Nevada may have been introduced by recent human activity or they could be a genuine part of the species’ range (R Bruce Bury 2017). Traditionally, <text:span text:style-name="T1">E. marmorata</text:span> was classified into two named subspecies: the northern <text:span text:style-name="T1">E. marmorata marmorata</text:span> and the southern <text:span text:style-name="T1">Emys marmorata pallida</text:span> (Seeliger 1945), with a central Californian intergrade zone in between. <text:span text:style-name="T1">Emys marmorata marmorata</text:span> is differentiated from <text:span text:style-name="T1">E. marmorata pallida</text:span> by the presence of a pair of triangular inguinal scales and darker neck markings. The triangular inguinal plates can sometimes be present in <text:span text:style-name="T1">E. marmorata pallida</text:span> although they are considerably smaller. Seeliger (1945) did not formally include the Baja California populations of <text:span text:style-name="T1">E. marmorata</text:span> in either taxon, implying the existence of a third distinct but unnamed subspecies.</text:p>
      <text:p text:style-name="Text_20_body">Previous work on morphological variation in <text:span text:style-name="T1">E. marmorata</text:span> has focused primarily on differentiation between populations over a portion of the species’ total range (Lubcke and Wilson 2007; D. J. Germano and Rathbun 2008; D. J. Germano and Bury 2009; R. Bruce Bury, Germano, and Bury 2010); comparatively few studies have included specimens from across the entire range (Holland 1992). Most of these studies considered how local biotic and abiotic factors may contribute to differences in carapace length, and they found that size can vary greatly between different populations (Lubcke and Wilson 2007; D. J. Germano and Rathbun 2008; D. J. Germano and Bury 2009). There also has been interest in size-based sexual dimorphism in <text:span text:style-name="T1">E. marmorata</text:span> (Holland 1992; Lubcke and Wilson 2007; D. J. Germano and Bury 2009), with males being on average larger than females based on total carapace length and other linear measurements. However, the quality of size as a classifier of sex can vary greatly between populations (Holland 1992) because of the magnitude of size differences among populations (Lubcke and Wilson 2007; D. J. Germano and Bury 2009). The effect of sexual dimorphism on shape, <text:span text:style-name="T1">sensu</text:span> Kendall (1977), has not been assessed (Holland 1992; Lubcke and Wilson 2007; D. J. Germano and Rathbun 2008).</text:p>
      <text:p text:style-name="Text_20_body">Of particular relevance in the context of cryptic diversity in <text:span text:style-name="T1">E. marmorata</text:span> is the morphometric analysis of carapace shape carried out by Holland (1992), who compared populations of <text:span text:style-name="T1">E. marmorata</text:span> from three areas of the species’ range. Holland concluded that geographic distance was a poor indicator of morphological differentiation, and instead hypothesized that geographic features such as breaks between different drainage basis are probably more important barriers to dispersal and interbreeding. Additionally, he suggested that morphological differences were more pronounced as the magnitude of barriers and distance increased, but this variation required many variables to adequately capture, implying only very subtle morphological differentiation between putatively distinct populations. Finally, Holland concluded that <text:span text:style-name="T1">E. marmorata</text:span> is best classified as three distinct species: a northern species, a southern species, and a Columbia Basin species. This classification is similar to that of Seeliger (1945), except elevated to the species level and without recognition of a distinct Baja species.</text:p>
      <text:p text:style-name="Text_20_body">More recently, the phylogeography of <text:span text:style-name="T1">E. marmorata</text:span> and the possibility of cryptic diversity was investigated using molecular data (Phillip Q Spinks and Shaffer 2005; Phillip Q Spinks, Thomson, and Shaffer 2010; Phillip Q. Spinks, Thomson, and Bradley Shaffer 2014). Based on mitochondrial DNA, Phillip Q Spinks and Shaffer (2005) recognized four subclades within <text:span text:style-name="T1">E. marmorata</text:span>, a northern clade, a San Joaquin Valley clade, a Santa Barbara clade, and a southern clade. Analyses with nuclear DNA (Phillip Q Spinks, Thomson, and Shaffer 2010) and single-nucleotide polymorphism (SNP) data suggest a primarily north–south division in <text:span text:style-name="T1">E. marmorata</text:span>, although these datasets differed from that of mitocondrial-based results of Phillip Q Spinks and Shaffer (2005) in the location of the break point (Phillip Q. Spinks, Thomson, and Bradley Shaffer 2014). All three studies discussed the potential taxonomic implications of their results, with Phillip Q. Spinks, Thomson, and Bradley Shaffer (2014) going so far as to strongly advocate for the recognition of at least two species (<text:span text:style-name="T1">E. marmorata</text:span> and <text:span text:style-name="T1">E. pallida</text:span>), and a possible third based on populations in Baja California. However, they did not discuss in detail the morphological characters that would help to diagnose these species beyond those specified by Seeliger (1945). Given that these characters are variable within the proposed species, and that Holland (1992) described shell shape variation that might be consistent with this taxonomy, a geometric morphometric analysis of shell shape might provide a reliable way to diagnose groups (whether species or subspecies) within <text:span text:style-name="T1">E. marmorata</text:span>.</text:p>
      <text:p text:style-name="Text_20_body">In this study, we attempt to estimate the best classification scheme of <text:span text:style-name="T1">E. marmorata</text:span> based on variation in plastron (ventral shell) shape in order to determine whether this character is consistent with any of the proposed taxonomies of the <text:span text:style-name="T1">E. marmorata</text:span> complex.</text:p>
      <text:p text:style-name="Text_20_body">We choose to analyze plastron shape for multiple reasons. First, it is very easy to collect geometric morphometric data on plastron shape from two-dimensional pictures as the structure is virtually flat. This approach allows both museum specimens and individuals in the field to be analyzed together. Second, previous work has suggested that there are strong differences in plastron shape among traditionally-recognized emydine species (Kenneth D Angielczyk and Sheets 2007; Kenneth D Angielczyk, Feldman, and Miller 2011; Kenneth D. Angielczyk and Feldman 2013). Finally, due to these previous studies a large dataset was readily available.</text:p>
      <text:p text:style-name="Text_20_body">In the case of the <text:span text:style-name="T1">E. marmorata</text:span> species complex, we hypothesize that if one or more of the proposed classification schemes are consistent with the morphological data then our ensemble approach fit to those hypotheses will have higher out-of-sample predictive performance than the more inconsistent hypotheses. However, if all of the classification schemes lead to equal out-of-sample predictive performance then we would conclude that the proposed hypotheses are inconsistent with whatever information is present in the morphological data. Because of unclear geographic boundaries between subgroups of <text:span text:style-name="T1">E. marmorata</text:span>, we compare multiple permutations of the (Phillip Q Spinks, Thomson, and Shaffer 2010) and Phillip Q. Spinks, Thomson, and Bradley Shaffer (2014) hypotheses.</text:p>
      <text:h text:style-name="Heading_20_1" text:outline-level="1">Methods</text:h>
      <text:h text:style-name="Heading_20_2" text:outline-level="2">Specimens, sampling, morphometrics</text:h>
      <text:p text:style-name="First_20_paragraph">Three different geometric morphometric datasets describing turtle plastron variation were assembled for this analysis: 1) specimens from eight distinct emydine species; 2) <text:span text:style-name="T1">T. scripta</text:span> specimens from the two main subspecies (<text:span text:style-name="T1">T. scripta elegans</text:span> and <text:span text:style-name="T1">T. scripta scripta</text:span>); and 3) <text:span text:style-name="T1">E. marmorata</text:span> specimens from across the species’ geographic range. The first two datasets are intended to serve as a test of whether machine learning techniques can differentiate species-level groupings of emydine turtles using plastron shape. We expect that the first case represents a low complexity dataset because of the high level of plastron shape disparity that exists among these species (J. Claude et al. 2003; Claude 2006; Kenneth D Angielczyk, Feldman, and Miller 2011), whereas the second dataset should be relatively higher in complexity and more analogous to the <text:span text:style-name="T1">E. marmorata</text:span> example. We predict that the <text:span text:style-name="T1">E. marmorata</text:span> dataset should be of the highest complexity and our greatest challenge given the finding that only very subtle differences existed between geographically-distinct populations (Holland 1992). The first dataset we analyzed includes 578 total specimens from the following species: <text:span text:style-name="T1">Chrysemys picta</text:span>, <text:span text:style-name="T1">Clemmys guttata</text:span>, <text:span text:style-name="T1">Emys blandigii</text:span>, <text:span text:style-name="T1">Emys orbicularis</text:span>, <text:span text:style-name="T1">Glyptemys insculpta</text:span>, <text:span text:style-name="T1">Glyptemys muhlenbergii</text:span>, <text:span text:style-name="T1">Terrapene coahuila</text:span>, and <text:span text:style-name="T1">Terrapene ornata</text:span>. These specimens are a subset of those used in Kenneth D Angielczyk, Feldman, and Miller (2011) and Kenneth D. Angielczyk and Feldman (2013).</text:p>
      <text:p text:style-name="Text_20_body">The second dataset is a compilation of 101 specimens of two subspecies of <text:span text:style-name="T1">T. scripta</text:span>: 51 specimens of <text:span text:style-name="T1">T. scripta scripta</text:span> and 50 specimens of <text:span text:style-name="T1">T. scripta elegans</text:span>. These landmark data are new to this study.</text:p>
      <text:p text:style-name="Text_20_body">The final dataset is of 532 adult <text:span text:style-name="T1">E. marmorata</text:span> museum specimens, though not all specimens were able to be assigned a class for all schemes (Fig. [fig:map]). These specimens represent a subset of those included in Kenneth D Angielczyk and Sheets (2007), Kenneth D Angielczyk, Feldman, and Miller (2011), and Kenneth D. Angielczyk and Feldman (2013). Because Phillip Q Spinks and Shaffer (2005), Phillip Q Spinks, Thomson, and Shaffer (2010), and Phillip Q. Spinks, Thomson, and Bradley Shaffer (2014) did not use vouchered specimens we were not able to directly sample the individuals in their studies. Instead, our specimen classifications were based solely on the geographic information and not explicit assignment using molecular data. For each taxonomic hypothesis, specimens were assigned to one of the possible classes based on geographic occurrence data recorded in museum collections. In cases where precise latitude and longitude information were not available we estimated them from other locality information. Because the exact barriers between different biogeographic regions are unknown and unclear, we represented each hypothesis with multiple possible realizations representing the classification uncertainty for specimens present at the geographic boundaries. The taxonomic hypotheses and sub-hypotheses for <text:span text:style-name="T1">E. marmorata</text:span> used here are presented in Table [tab:hypotheses] and Figure [fig:map].</text:p>
      <text:p text:style-name="Text_20_body">For Phillip Q Spinks, Thomson, and Shaffer (2010) we used three binning schemes. All three schemes include a class for <text:span text:style-name="T1">E. marmorata</text:span> specimens from northern populations (marm) as well as a class for those assigned to <text:span text:style-name="T1">E. pallida</text:span> (pall) and an intergrade zone in the Central Coast Ranges (CCR). The schemes differ in the assignment of samples from the San Joaquin Valley (Fig. [fig:map]). Scheme SP10.1 and SP10.2 differ in the assignment of specimens from the western San Joaquin Valley to either CCR or marm reflecting uncertainty regarding their genetic affinity as explained above. In scheme SP10.3 these specimens are assigned to a San Joaquin class reflecting the mitochondrial distinctiveness shown by Phillip Q Spinks and Shaffer (2005). For Phillip Q. Spinks, Thomson, and Bradley Shaffer (2014) we used two binning schemes with SP14.1 being based on their phylogenetic network analysis and SP14.2 being based on their Bayesian species delimitation analysis. The latter scheme requires the addition of two new classes, “Baja” and “Foothill,” to accommodate the genetic groupings recovered by the SNP Structure analysis that was used to create the guide tree for the BPP species delimitation analysis in Phillip Q. Spinks, Thomson, and Bradley Shaffer (2014). Finally, we proposed a conservative morphological hypothesis (“Morph”) in order to compare the molecular hypotheses with something approximating the original taxonomic hypothesis for the group; this scheme is made up solely of the marm and pall classes from the SP10.3 scheme.</text:p>
      <text:p text:style-name="Text_20_body">Sex was known only for a subset of the total dataset and was not included as a predictor of classification. Instead, we estimated the degree by which specimens cluster morphologically by sex in order to determine how much of a potential biasing factor sexual dimorphism could be for our analysis of the <text:span text:style-name="T1">E. marmorata</text:span> species complex (see below). Following previous work on plastron shape (Kenneth D Angielczyk and Sheets 2007; Kenneth D Angielczyk, Feldman, and Miller 2011; Kenneth D. Angielczyk and Feldman 2013), we used TpsDig 2.04 (Rohlf 2005) to digitize 19 two-dimensional landmarks (Fig. [fig:plastra]). Seventeen of the landmarks are at the endpoints or intersection of the keratinous plastral scutes that cover the plastron. Twelve of the landmarks were symmetrical across the axis of symmetry. Because damage prevented the digitization of all the symmetric landmarks in some specimens, we reflected landmarks across the axis of symmetry (i.e. midline) prior to analysis and used the average position of each symmetrical pair. In cases where damage or incompleteness prevented symmetric landmarks from being determined, we used only the single member of the pair. We conducted all subsequent analyses on the resulting “half” plastra. We superimposed the plastral landmark configurations using generalized Procrustes analysis (Ian L Dryden and Mardia 1998), after which we calculated the principal components (PC) of shape using the <text:span text:style-name="Source_Text">shapes</text:span> package for R (R Core Team 2016; Ian L. Dryden 2013). All specimens were used for superimposition, after which the subset labeled for each of the schemes were used in model training and testing (see below).</text:p>
      <text:h text:style-name="Heading_20_2" text:outline-level="2">Biasing effects</text:h>
      <text:p text:style-name="First_20_paragraph">We estimated the possible effect of digitization error (Arnqvist and Mårtensson 1998; Cramon-Taubadel, Frazier, and Lahr 2007; Munoz-Munoz F. and Perpinan D. 2010) on our results by comparing within-specimen (replicated) Procrustes distances to the distances between classification scheme centroids. Ten randomly-selected <text:span text:style-name="T1">E. marmorata</text:span> specimens were each digitized four times, with the original set of digitized coordinates serving as a fifth replicate. These 50 landmark configurations were then Procrustes superimposed. A range of four Procrustes distances was then calculated as the average of the pairwise distances between each of the replicate configurations of a given specimen.</text:p>
      <text:p text:style-name="Text_20_body">For each specimen, the difference in shape caused by digitization was calculated as the mean of all pairwise Procrustes distances between the five replicates of that specimen. The average distance between any two digitizations was calculated as the mean of all pairwise Procrustes distances between all replicates for all specimens. The ratio between these two values was used to assess the magnitude of variation caused by digitization. The goal of this ratio is to determine if the within group distances are on average smaller than the between individual distances; a value of 0 indicates perfect grouping, a value of 1 indicates no difference between grouping and no grouping, and a value of 1+ indicates that the grouping is counter-intuitive to the data.</text:p>
      <text:p text:style-name="Text_20_body"><text:span text:style-name="T1">Emys marmorata</text:span> is known to display sexual dimorphism in plastral shape, particularly the presence of a plastra concavity in males (Seeliger 1945). To test for biases resulting from sexual dimorphism in our <text:span text:style-name="T1">E. marmorata</text:span> dataset, we used a simple permutation test to determine if the distance between the mean female and male shapes is greater than expected when the sex labels are randomly shuffled. Because not all of our specimens have sex identifications associated with them, this analysis was done using a subset of the data (257 of 532).</text:p>
      <text:h text:style-name="Heading_20_2" text:outline-level="2">Supervised learning approaches</text:h>
      <text:p text:style-name="First_20_paragraph">Instead of relying on a single supervised learning method, we chose to use an ensemble approach where multiple model types are used in concert so that any congruence between them increases our support for that conclusion over another (Hastie, Tibshirani, and Friedman 2009). The supervised learning methods used here are named in Table [tab:methods]. Each of these methods makes different assumptions, treats data differently, and can produce different classification results depending on the nature of the data (Hastie, Tibshirani, and Friedman 2009). For example, multinomial logistic regression is a type of generalized linear model, whereas random forest is itself an ensemble approach where multiple decision trees are fit to subsets of the full dataset and then averaged. The maximum set of possible predictors or features used for any model of our dataset is comprised of the first 25 principal components (PCs), scaled centroid size, and the interaction between scaled centroid size and PC 1. Additional interaction terms were not considered because of model complexity/sample size concerns. Size and the interaction between size and PC 1 were included as predictors to account for known ontogenetic variation in plastron shape (Kenneth D. Angielczyk and Feldman 2013) as well as potential size differences between classes, even if this is unlikely (Seeliger 1945; Holland 1992). These data constitute a “maximum set” because the best or selected models based on five-fold cross-validation need not, and likely will not, include all predictors possible (see below). Because our supervised learning models use PCs as predictors, this approach is in many ways analogous to PCA regression. PCA regression takes advantage of reduction and orthogonality PCs to improve regression fit (Hastie, Tibshirani, and Friedman 2009). Because the PCs of shape are by definition orthogonal, they can easily serve as independent predictors or features of class membership without fear of collinearity.</text:p>
      <text:p text:style-name="Text_20_body">We adopted a training and testing paradigm for selecting parsimonious models and estimating their overall error rates (Hastie, Tibshirani, and Friedman 2009; Kuhn and Johnson 2013). Within-sample model performance is inherently biased upwards, so model evaluation requires overcoming this bias. With very large sample sizes, as in this study, part of the sample can be used as the “training set” and the remainder acts as the “testing set.” In this approach, following all cleaning and vetting, the data are split into a training dataset and a testing dataset. The former is used for fitting the model whereas the later is used for measuring model performance, a process called model generalization. For each scheme, we limited the model training and testing to only those individuals with class labels for that scheme. In this analysis, we randomly divided 80% of samples into the training set and the remaining 20% into the testing set.</text:p>
      <text:p text:style-name="Text_20_body">In classification studies, such as this one, a common metric of performance is the receiver operating characteristic (ROC) which is the relationship between the false and true positive rates (Hastie, Tibshirani, and Friedman 2009). The area under the ROC curve (AUC) is the derived estimate of the model performance; AUC ranges from 0.5 to 1 which correspond to performance similar to random guesses and perfect classification rates, respectively (Hastie, Tibshirani, and Friedman 2009). Both ROC and AUC are preferable to simple classification accuracy when class membership is unbalanced, as it is in these analyses (Hastie, Tibshirani, and Friedman 2009). The standard ROC and AUC calculations are defined only for binary classifications, which is not the case for our eight species and <text:span text:style-name="T1">Emys</text:span> complex datasets. To generalize this approach for situations with multiple response classes, we used an all-against-one strategy where the model AUC is the average of the AUC values from the multiple binary comparisons of one class compared to all others (Hand and Till 2001).</text:p>
      <text:p text:style-name="Text_20_body">For a given supervised learning method, we compared the fit of 27 models as the average AUC from 10 rounds of five-fold cross-validation. Cross-validation is an approach for estimating the average out-of-sample predictive error of a model by simulating out-of-sample data from the training dataset itself (Hastie, Tibshirani, and Friedman 2009). In a single round of <draw:frame text:anchor-type="as-char" style:vertical-pos="middle" style:vertical-rel="text"><draw:object xlink:href="Formula-6/" xlink:type="simple" xlink:show="embed" xlink:actuate="onLoad"/></draw:frame>-fold cross-validation, the training data are divided into <draw:frame text:anchor-type="as-char" style:vertical-pos="middle" style:vertical-rel="text"><draw:object xlink:href="Formula-7/" xlink:type="simple" xlink:show="embed" xlink:actuate="onLoad"/></draw:frame> blocks where the model is fit to <draw:frame text:anchor-type="as-char" style:vertical-pos="middle" style:vertical-rel="text"><draw:object xlink:href="Formula-8/" xlink:type="simple" xlink:show="embed" xlink:actuate="onLoad"/></draw:frame> blocks and the values of the <draw:frame text:anchor-type="as-char" style:vertical-pos="middle" style:vertical-rel="text"><draw:object xlink:href="Formula-9/" xlink:type="simple" xlink:show="embed" xlink:actuate="onLoad"/></draw:frame>th block are predicted. This is repeated for all combinations of blocks. Within each round, the predictive performance metrics are averaged across all folds. Finally, the predictive performance metric is the averaged across all rounds of <draw:frame text:anchor-type="as-char" style:vertical-pos="middle" style:vertical-rel="text"><draw:object xlink:href="Formula-10/" xlink:type="simple" xlink:show="embed" xlink:actuate="onLoad"/></draw:frame>-fold cross-validation. This process was implemented using the R package <text:span text:style-name="Source_Text">caret</text:span> (Kuhn 2013). For a given supervised learning method, the “best” trained model is that with the highest mean AUC as estimated from five-fold cross-validation. The selected or final model, however, is the next most parsimonious model that is within one standard error of the best model; this is a variant on the “one-standard error” rule from Hastie, Tibshirani, and Friedman (2009). The purpose of this rule is to ameliorate the chances of selecting an overly complex model that will perform poorly when predicting the classes of out-of-sample data.</text:p>
      <text:h text:style-name="Heading_20_1" text:outline-level="1">Results</text:h>
      <text:h text:style-name="Heading_20_2" text:outline-level="2">Geometric morphometrics</text:h>
      <text:p text:style-name="First_20_paragraph">The results of the PCA of plastron shape in both the eight species and <text:span text:style-name="T1">Trachemys</text:span> datasets demonstrate strong association between shape and the recognized classification schemes (Fig. [fig:other_pca]).</text:p>
      <text:p text:style-name="Text_20_body">The results of the PCA of plastron shape in the <text:span text:style-name="T1">Emys marmorata</text:span> dataset show no clear connection between plastron shape and any of the proposed classification schemes (Fig. [fig:emys_pca]). The first PC axis of shape variation appears to be primarily structured by differences in individual centroid size (Fig. [fig:emys_pca]); this was the motivation for including centroid size and its interaction with PC1 as predictors in all of the supervised learning models.</text:p>
      <text:p text:style-name="Text_20_body">Analysis of the differences between sexes of <text:span text:style-name="T1">E. marmorata</text:span> indicates that sex does not appear to strongly structure differences in shape (Fig. [fig:sex_test]). The difference in mean shape between the sexes is very small; the sexes overlap about has much as expected given a null distribution based on permuting the sex-labels.</text:p>
      <text:p text:style-name="Text_20_body">Comparison of the within to between Procrustes distances of the digitization replicates gives an approximate estimate of the error between distinct groupings (Table [tab:rep_res]). The ratio of the average within-individual distance to the average distance between individuals for the replicated datasets is 1.11; this indicates that the grouping is slightly counter-intuitive to the data and is consistent with all shapes being very similar regardless of individual identity. This value also provides a baseline by which to understand how distinct the groupings are, where other ratios are compared to the correction ratio <draw:frame text:anchor-type="as-char" style:vertical-pos="middle" style:vertical-rel="text"><draw:object xlink:href="Formula-11/" xlink:type="simple" xlink:show="embed" xlink:actuate="onLoad"/></draw:frame>.</text:p>
      <text:p text:style-name="Text_20_body">The results from the eight species and <text:span text:style-name="T1">Trachemys</text:span> datasets indicate that both of these classification schemes are more recognizable than not given our estimate of digitization error (Table [tab:rep_res]). In contrast, the different <text:span text:style-name="T1">E. marmorata</text:span> classification schemes appear to barely be distinct, with their within:between ratios approximating 1. This indicates that the magnitude of the differences between groupings is approximately the same as the difference between any two random individuals (Table [tab:rep_res]).</text:p>
      <text:h text:style-name="Heading_20_2" text:outline-level="2">Supervised learning</text:h>
      <text:p text:style-name="First_20_paragraph">Analysis of the eight morphologically- and genetically-distinct species and the <text:span text:style-name="T1">T. scripta scripta</text:span>–<text:span text:style-name="T1">T. scripta elegans</text:span> datasets indicate that these taxa are sufficiently morphologically distinct to be differentiated on the basis of plastron shape. Both in-sample and out-of-sample classification have AUC values of approximately 1 for all methods, implying near-perfect classification rates (Fig. [fig:other_sel], [fig:other_oos]). For both datasets, the ROC scores from testing datasets are tightly clustered near AUC = 1 (Fig. [fig:other_oos]). These results demonstrate that when there are distinctions between the states of the classification schemes (i.e., differences in plastron shape that correlate with the different taxonomic groups), the methods used here can recover them.</text:p>
      <text:p text:style-name="Text_20_body">AUC–based model selection revealed some important patterns of variation and congruence between the classification schemes and the actual data. Generally, the best performing models tended to include about half the total number of possible PCs (Fig. [fig:emys_sel]).</text:p>
      <text:p text:style-name="Text_20_body">Observed AUC values for all of the optimal models are lower for the <text:span text:style-name="T1">E. marmorata</text:span> dataset than for the other two datasets (Fig. [fig:other_sel], [fig:emys_sel]). In most cases the different proposed classification schemes are generally poor descriptors of the observed variation. It appears that the dataset is overwhelmed by noise (likely biological and analytical), making any accurate classifications difficult at best. This observation is cemented with the generalizations of the models to the testing dataset (Fig. [fig:emys_oos]).</text:p>
      <text:p text:style-name="Text_20_body">Mean AUC values for the model generalizations, in most cases, are approximately equal to the observed AUC values from the training dataset (Fig. [fig:emys_sel], [fig:emys_oos]). The cases in which the AUC from the generalizations is less than the observed indicate poor model fit and a poor classification scheme. Comparison of AUC values from the model generalizations do not indicate a clear “best” classification scheme (Fig. [fig:emys_sel], [fig:emys_oos]). Only in the case of the conservative morphological hypothesis (“Morph”) is the mean AUC value potentially distinct from that of other schemes; in this case mean AUC is lower than the average of the other five schemes which indicates that the moprhologically-based scheme performs more poorly than the molecularly-based ones. It is important to note, however, that the training and testing dataset for the “Morph” scheme is the smallest of the six schemes which may lead to poorer performance in in-sample and out-of-sample comparisons.</text:p>
      <text:h text:style-name="Heading_20_1" text:outline-level="1">Discussion</text:h>
      <text:p text:style-name="First_20_paragraph">As expected, our ensemble approach yields high out-of-sample classification performance for the first two datasets. These results indicate that in cases of clear class separation (Fig. [fig:other_pca]) our approach is able to detect this and make good out-of-sample prediction.</text:p>
      <text:p text:style-name="Text_20_body">In the case of the <text:span text:style-name="T1">E. marmorata</text:span> dataset, our results show that none of the proposed taxonomic hypotheses for the <text:span text:style-name="T1">E. marmorata</text:span> species complex are more consistent with morphological differentiation than any other proposal (Fig. [fig:emys_oos]). Both the low out-of-sample AUC values and the significant difference between the correctly and incorrectly classified observations support the conclusion that none of the hypothesized classification schemes are good descriptions of the observed plastral variation within <text:span text:style-name="T1">E. marmorata</text:span>. An analytical explanation of this result is that the level of digitization error in the <text:span text:style-name="T1">E. marmorata</text:span> dataset is so great as to swamp out any biological signal. We think this is unlikely because all of the specimens considered in our three analyses were digitized by one of us (K.D.A.), and digitization error was not a problem in the eight species or <text:span text:style-name="T1">Trachemys</text:span> examples. There are also no features of the plastron of <text:span text:style-name="T1">E. marmorata</text:span> that would make it significantly more difficult to accurately digitize than the plastra of the other speices.</text:p>
      <text:p text:style-name="Text_20_body">Biological explanations include the possibilty that genetic differentiation is not associated with plastron shape variation and/or that local selective pressures (e.g. from hydrological regime) overwhelm morphological differentiation. Both of these options seem plausible given that shell shape is influenced by selection for both protection and streamlining, but not necessary mate choice (Rivera 2008; Rivera and Stayton 2011; Stayton 2011; Rivera et al. 2014; P D Polly et al. 2016), and that shell shape in <text:span text:style-name="T1">E. marmorata</text:span> is known to vary among populations inhabiting water bodies with different flow regimes (Holland 1992; Lubcke and Wilson 2007; D. J. Germano and Bury 2009). Plastron shape does not seem to preserve a strong phylogenetic signal at the interspecific level in emydine turtles, at least compared to the effect of the presence or absence of a plastral hinge (Kenneth D Angielczyk, Feldman, and Miller 2011), and our current results suggest that this may be the case for phylogeographic signal within emydine species as well. A final possibility (explored below) is that the proposed classification schemes themselves do not represent significant evolutionary lineages.</text:p>
      <text:p text:style-name="Text_20_body">Despite the negative result for <text:span text:style-name="T1">E. marmorata</text:span>, it is important to note that plastron shape is an extremely effective method for differentiating classes in the additional datasets we investigated. The magnitude of shape differences between the species (measured as Procrustes distance between the eight species’ mean shapes) is approximately an order of magnitude greater than the differences between the <text:span text:style-name="T1">E. marmorata</text:span> subgroups, and not surprisingly the machine learning methods had no trouble classifying the specimens correctly. However, the magnitude of the shape differences between the <text:span text:style-name="T1">T. scripta</text:span> subspecies is comparable to those separating the different <text:span text:style-name="T1">E. marmorata</text:span> subgroups, yet even in this case the machine learning methods returned an almost perfect classification. These results demonstrate that plastron shape is normally a good marker for differentiating real subgroups in close relatives of <text:span text:style-name="T1">E. marmorata</text:span>, and that our lack of results for <text:span text:style-name="T1">E. marmorata</text:span> is not simply a shortcoming of the methods we applied. Indeed, it begs the question of what factors have suppressed morphological differentiation of plastron shape in <text:span text:style-name="T1">E. marmorata</text:span> and <text:span text:style-name="T1">E. pallida</text:span> if they are distinct species. Invoking issues such as the role of the plastron in protection or the need for streamlining are insufficient because the other species are expected to be subject to similar constraints (Stayton 2011; P D Polly et al. 2016). Although it may seem counterintuitive that plastron shape is both useful for species delimitation but has weak or absent phylogenetic signal, it is important to remember that these are different goals. While phylogenetically similar species may not be morphologically similar (e.g. compare the box turtles of the genus <text:span text:style-name="T1">Terrapene</text:span> to the closely related spotted turtle <text:span text:style-name="T1">Clemmys guttata</text:span>), the variation within a species typically is much less than the variation between species. Therefore, the consistent plastron shapes that characterize different emydid species leads to plastron shape being a useful tool for species delimitation, even when other selective factors have overprinted similarities stemming from patterns of descent from common ancestors.</text:p>
      <text:h text:style-name="Heading_20_2" text:outline-level="2">Is there more than one species of Western Pond Turtle?</text:h>
      <text:p text:style-name="First_20_paragraph">The lack of morphological support for the distinctiveness of <text:span text:style-name="T1">E. pallida</text:span> does not, on its own, preclude the recognition of this taxon. However, this apparent lack of congruence does prompt a reexamination of the methods and concepts that led to that taxonomic revision, especially considering that plastron shape is demonstrably capable of differentiating species and subspecies among other emydids. In other words, before we can assess the significance of the morphological non-diagnosablity, it is essential to evaluate the methods and concepts that led to the initial taxonomic revision.</text:p>
      <text:p text:style-name="Text_20_body">Phillip Q. Spinks, Thomson, and Bradley Shaffer (2014) elevated <text:span text:style-name="T1">E. pallida</text:span> based on a species delimitation analysis of SNP data using BPP (Yang and Rannala 2010). However, Phillip Q. Spinks, Thomson, and Bradley Shaffer (2014) did not heed the caveats about such species delimitation methods raised by Bryan C Carstens et al. (2013). In addition to specifically addressing the shortcomings of validation methods such as BPP that rely on guide trees and “should be interpreted with caution,” Bryan C Carstens et al. (2013) also strongly emphasized that “Inferences regarding species boundaries based on genetic data alone are likely inadequate, and species delimitation should be conducted with consideration of the life history, geographical distribution, morphology and behaviour (where applicable) of the focal system…” These caveats evoke the development of the Unified Species Concept (Dayrat 2005; De Queiroz 2007), Integrative Taxonomy (Padial et al. 2010), and other pluralist approaches to species delimitation. None of these considerations were brought to bear on the <text:span text:style-name="T1">E. marmorata</text:span> system until now, and in doing so we find the proposal that <text:span text:style-name="T1">E. pallida</text:span> is a distinct species to be lacking.</text:p>
      <text:p text:style-name="Text_20_body">In addition to lacking a robust morphological marker, the natural history and geographical distribution of <text:span text:style-name="T1">E. marmorata</text:span> and <text:span text:style-name="T1">E. pallida</text:span> also make the recognition of these two taxa implausible. The mitochondrial data from Phillip Q. Spinks, Thomson, and Bradley Shaffer (2014) show extensive introgression and admixture in Central California, which is expected because there are no significant barriers to gene flow in this region. They also lack sampling from the populations between the two putative species in the San Francisco Bay Area, which we predict would likely show even more genetic mixing. Combined with the well-demonstrated ability for testudinoid turtles, including emydids and even <text:span text:style-name="T1">Emys</text:span>, to hybridize (e.g. Buskirk, Parham, and Feldman (2005; Phillip Q Spinks and Shaffer 2009; Parham et al. 2013)) it is hard to imagine how <text:span text:style-name="T1">E. marmorata</text:span> and <text:span text:style-name="T1">E. pallida</text:span> could maintain their integrity in the face of such admixture. Any argument for the validity of <text:span text:style-name="T1">E. pallida</text:span> as a distinct species needs to address these points. Because the geography, natural history, limited sampling from key areas, demonstrated genetic admixture of <text:span text:style-name="T1">E. marmorata</text:span>, and comparisons with other morphologically diagnosable species and subspecies conflict with the recognition of <text:span text:style-name="T1">E. pallida</text:span>, we hypothesize that <text:span text:style-name="T1">E. pallida</text:span> is not a distinct species.</text:p>
      <text:p text:style-name="Text_20_body">We fully agree with Phillip Q. Spinks, Thomson, and Bradley Shaffer (2014) that <text:span text:style-name="T1">E. marmorata</text:span> (<text:span text:style-name="T1">sensu lato</text:span>) is a species deserving of strong conservation efforts, and we do not wish to trivialize this need. Moreover, the genetic diversity uncovered by the analysis of Phillip Q. Spinks, Thomson, and Bradley Shaffer (2014) should be accounted for explicitly in any conservation plan. Given the apparent lack of morphological distinction combined with the broad range of intergradation and other problems with the species hypothesis outlined above, we recommend that the populations elevated to <text:span text:style-name="T1">E. pallida</text:span> by Phillip Q. Spinks, Thomson, and Bradley Shaffer (2014) are best considered Evolutionary Significant Units or Distinct Population Segments instead of distinct species.</text:p>
      <text:p text:style-name="Text_20_body">Finally, it is important to note that the data and analyses we present do not let us definitively say whether the apparent lack of morphological divergence within <text:span text:style-name="T1">E. marmorata</text:span> truly reflects the presence of a single species, or if it is an artifact of plastron shape being a poor morphological marker for phylogenetic and phylogeographic divergences in the case of <text:span text:style-name="T1">E. marmorata</text:span>. This is because we could not carry out our morphometric analyses on the specimens from which the genetic data were obtained. The comparisons with the other emydid taxa suggest that our negative result is is because <text:span text:style-name="T1">E. marmorata</text:span> is a single species. However, tests of both our preferred conclusion (<text:span text:style-name="T1">E. marmorata</text:span> as a single species) and that of Phillip Q. Spinks, Thomson, and Bradley Shaffer (2014) should include morphological and molecular analyses of the same set of voucher specimens, as well as additional tests of species delimitation using alternative methods and corroborating evidence as suggested by Bryan C Carstens et al. (2013). From a morphological standpoint, support for the validity of “<text:span text:style-name="T1">E. pallida</text:span>” may come from other aspects of morphology, such as carapace shape or other features. Likewise, further investigation of the phylogeographic utility of plastron shape in other turtle species will help to clarify whether the lack of differentiation seen in <text:span text:style-name="T1">E. marmoarata</text:span>, and the strong differentiation among the other emydids, is typical or an unusual case.</text:p>
      <text:p text:style-name="Text_20_body">86 [1]#1</text:p>
      <text:p text:style-name="Text_20_body">Angielczyk, K. D., and C. R. Feldman. 2013. . Biological Journal of the Linnean Society 108:727–755.</text:p>
      <text:p text:style-name="Text_20_body">Angielczyk, K. D., C. R. Feldman, and G. R. Miller. 2011. Evolution 65:377–394.</text:p>
      <text:p text:style-name="Text_20_body">Angielczyk, K. D., and H. D. Sheets. 2007. . Paleobiology 33:125–148.</text:p>
      <text:p text:style-name="Text_20_body">Arnqvist, G., and T. Mårtensson. 1998. .</text:p>
      <text:p text:style-name="Text_20_body">Baird, S. F., and C. Girard. 1852. . Proceedings of the National Academy of Sciences Philadelphia 6:174–177.</text:p>
      <text:p text:style-name="Text_20_body">Bauer, A. M., J. F. Parham, R. M. Brown, B. L. Stuart, L. Grismer, T. J. Papenfuss, W. Bohme, J. M. Savage, S. Carranza, J. L. Grismer, P. Wagner, A. Schmitz, N. B. Ananjeva, and R. F. Inger. 2000. . Proceedings of the Royal Society B: Biological Sciences 278:490–492.</text:p>
      <text:p text:style-name="Text_20_body">Baylac, M., C. Villemant, and G. Simbolotti. 2003. . Biological Journal of the Linnean Society 80:89–98.</text:p>
      <text:p text:style-name="Text_20_body">Bickford, D., D. J. Lohman, N. S. Sodhi, P. K. L. Ng, R. Meier, K. Winker, K. K. Ingram, and I. Das. 2007. Trends in ecology &amp; evolution 22:148–55.</text:p>
      <text:p text:style-name="Text_20_body">Breiman, L., J. Friedman, C. J. Stone, and R. A. Olshen. 1984. . Wadsworth International Group, Belmont.</text:p>
      <text:p text:style-name="Text_20_body">Bury, R. B. 2017. Western Wildlife2 4:72–80.</text:p>
      <text:p text:style-name="Text_20_body">Bury, R. B., D. J. Germano, and G. W. Bury. 2010. . Copeia 2010:443–451.</text:p>
      <text:p text:style-name="Text_20_body">Buskirk, S. W., J. F. Parham, and C. R. Feldman. 2005. . Salamandra 41:21–26.</text:p>
      <text:p text:style-name="Text_20_body">Cardini, A., D. Nagorsen, P. O’Higgins, P. D. Polly, R. W. Thorington Jr, and P. Tongiorgi. 2009. . Ethology Ecology &amp; Evolution 21:209–223.</text:p>
      <text:p text:style-name="Text_20_body">Carstens, B. C., and T. A. Dewey. 2010. . Systematic Biology 59:400–414.</text:p>
      <text:p text:style-name="Text_20_body">Carstens, B. C., T. a. Pelletier, N. M. Reid, and J. D. Satler. 2013. Molecular ecology 22:4369–83.</text:p>
      <text:p text:style-name="Text_20_body">Caumul, R., and P. D. Polly. 2005. Evolution; international journal of organic evolution 59:2460–72.</text:p>
      <text:p text:style-name="Text_20_body">Clare, E. L. 2011. PloS one 6:e21460.</text:p>
      <text:p text:style-name="Text_20_body">Claude, J. 2006. . Fossil Turtle Research 1:34–45.</text:p>
      <text:p text:style-name="Text_20_body">Claude, J., E. Paradis, H. Tong, and J. C. Auffray. 2003. . Biological Journal of the Linnean Society 79:485–501.</text:p>
      <text:p text:style-name="Text_20_body">Dayrat, B. 2005. . Biological Journal of the Linnean Society 85:407–415.</text:p>
      <text:p text:style-name="Text_20_body">, K. 2007. Systematic Biology 56:879–86.</text:p>
      <text:p text:style-name="Text_20_body">Demandt, M. H., and S. Bergek. 2009. . Journal of Applied Ichthyology 25:695–701.</text:p>
      <text:p text:style-name="Text_20_body">Dillard, K. C. 2017. . Masters. Virginia Commonwealth University.</text:p>
      <text:p text:style-name="Text_20_body">Dobigny, G., L. Granjon, V. Aniskin, K. Ba, and V. Voloboulev. 2003. . Mammalian Biology 68:299–316.</text:p>
      <text:p text:style-name="Text_20_body">Dryden, I. L. 2013. shapes: Statistical shape analysis. R package version 1.1-8.</text:p>
      <text:p text:style-name="Text_20_body">Dryden, I. L., and K. Y. Mardia. 1998. . Wiley, New York.</text:p>
      <text:p text:style-name="Text_20_body">Edwards, S., J. Claude, B. J. Van Vuuren, and C. A. Matthee. 2011. . Biological Journal of the Linnean Society 102:510–526.</text:p>
      <text:p text:style-name="Text_20_body">Eldredge, N., and S. J. Gould. 1972. . Pages 82–115 <text:span text:style-name="T1">in</text:span> T. J. M. Schopf, ed. Models in Paleobiology. Freeman Cooper, San Francisco.</text:p>
      <text:p text:style-name="Text_20_body">Feldman, C. R., and J. F. Parham. 2002. Molecular Phylogenetics and Evolution 22:388–98.</text:p>
      <text:p text:style-name="Text_20_body">Francoy, T. M., R. A. O. Silva, P. Nunes-Silva, C. Menezes, and V. L. Imperatriz-Fonseca. 2009. . Genetics and molecular research 8:207–214.</text:p>
      <text:p text:style-name="Text_20_body">Fruciano, C., P. Franchini, F. Raffini, S. Fan, and A. Meyer. 2016. . Ecology and Evolution 6:4102–4114.</text:p>
      <text:p text:style-name="Text_20_body">Funk, W. C., M. Caminer, and S. R. Ron. 2012. Proceedings of the Royal Society B: Biological Sciences 279:1806–14.</text:p>
      <text:p text:style-name="Text_20_body">Gaubert, P., P. J. Taylor, C. a. Fernandes, M. W. Bruford, and G. Veron. 2005. . Biological Journal of the Linnean Society 86:11–33.</text:p>
      <text:p text:style-name="Text_20_body">Germano, D. J., and R. B. Bury. 2009. . Journal of Herpetology 43:510–520.</text:p>
      <text:p text:style-name="Text_20_body">Germano, D. J., and G. B. Rathbun. 2008. . Chelonian Conservation and Biology 7:188–194.</text:p>
      <text:p text:style-name="Text_20_body">Gould, S. J., and N. Eldredge. 1977. . Paleobiology 3:115–151.</text:p>
      <text:p text:style-name="Text_20_body">Guillot, G., S. Renaud, R. Ledevin, J. Michaux, and J. Claude. 2012. . Systematic Biology 61:897–911.</text:p>
      <text:p text:style-name="Text_20_body">Gündüz, I., M. Jaarola, C. Tez, C. Yeniyurt, P. D. Polly, and J. B. Searle. 2007. Molecular phylogenetics and evolution 43:916–35.</text:p>
      <text:p text:style-name="Text_20_body">Hand, D. J., and R. J. Till. 2001. . Machine Learning 45:171–186.</text:p>
      <text:p text:style-name="Text_20_body">Hastie, T., R. Tibshirani, and J. Friedman. 2009. . 2nd ed. Springer, New York.</text:p>
      <text:p text:style-name="Text_20_body">Hastie, T., R. Tibshirani, F. Leisch, K. Hornik, and B. D. Ripley. 2015. mda: Mixture and Flexible Discriminant Analysis. R package version 0.4-8.</text:p>
      <text:p text:style-name="Text_20_body">Hausdorf, B., and C. Hennig. 2010. Systematic biology 59:491–503.</text:p>
      <text:p text:style-name="Text_20_body">Holland, D. C. 1992. . Ph.D. thesis. University of Southwestern Louisiana.</text:p>
      <text:p text:style-name="Text_20_body">Huelsenbeck, J. P., P. Andolfatto, and E. T. Huelsenbeck. 2011. Evolutionary bioinformatics online 7:55–9.</text:p>
      <text:p text:style-name="Text_20_body">Kaufman, L., and P. J. Rousseeuw. 1990. . Wiley, New York.</text:p>
      <text:p text:style-name="Text_20_body">Kendall, D. G. 1977. . Advances in Applied Probability 9:428–430.</text:p>
      <text:p text:style-name="Text_20_body">Kuhn, M. 2013. caret: Classification and Regression Training. R package version 5.15-61.</text:p>
      <text:p text:style-name="Text_20_body">Kuhn, M., and K. Johnson. 2013. . Springer, New York, NY.</text:p>
      <text:p text:style-name="Text_20_body">Leaché, A. D., and M. K. Fujita. 2010. Proceedings. Biological sciences / The Royal Society 277:3071–7.</text:p>
      <text:p text:style-name="Text_20_body">Liaw, A., and M. Wiener. 2002. Classification and regression by randomforest. R News 2:18–22.</text:p>
      <text:p text:style-name="Text_20_body">Lubcke, G. M., and D. S. Wilson. 2007. . Journal of Herpetology 41:107–114.</text:p>
      <text:p text:style-name="Text_20_body">MacLeod, N. 2007. . CRC Press, Boca Raton.</text:p>
      <text:p text:style-name="Text_20_body">Markolf, M., H. Rakotonirina, C. Fichtel, P. von Grumbkow, M. Brameier, and P. M. Kappeler. 2013. . BMC Evolutionary Biology 13:233.</text:p>
      <text:p text:style-name="Text_20_body">Mitrovski-Bogdanovic, A., A. Petrovic, M. Mitrovic, A. Ivanovic, V. Žikic, P. Starý, C. Vorburger, and Ž. Tomanovic. 2013. . Annals of the entomological society of America 106:170–180.</text:p>
      <text:p text:style-name="Text_20_body">, and Perpinan D. 2010. . Ann. Zool. 47:46–56.</text:p>
      <text:p text:style-name="Text_20_body">Navega, D., R. Vicente, D. N. Vieira, A. H. Ross, and E. Cunha. 2015. . International Journal of Legal Medicine 129:651–659.</text:p>
      <text:p text:style-name="Text_20_body">O’Meara, B. C. 2010. Systematic biology 59:59–73.</text:p>
      <text:p text:style-name="Text_20_body">Padial, J. M., A. Miralles, I. De la Riva, and M. Vences. 2010. . Frontiers in Zoology 7:1–14.</text:p>
      <text:p text:style-name="Text_20_body">Parham, J. F., T. J. Papenfuss, P. P. V. Dijk, B. S. Wilson, C. Marte, L. R. Schettino, and W. Brian Simison. 2013. Molecular phylogenetics and evolution 67:176–87.</text:p>
      <text:p text:style-name="Text_20_body">Pfenninger, M., and K. Schwenk. 2007. BMC evolutionary biology 7:121.</text:p>
      <text:p text:style-name="Text_20_body">Polly, P. D. 2003. . Mammalia 68:233–243.</text:p>
      <text:p text:style-name="Text_20_body">———. 2007. . Russian Journal of Theriology 6:73–84.</text:p>
      <text:p text:style-name="Text_20_body">Polly, P. D., C. T. Stayton, E. R. Dumont, S. E. Pierce, E. J. Rayfield, and K. D. Angielczyk. 2016. . Journal of Vertebrate Paleontology 4634.</text:p>
      <text:p text:style-name="Text_20_body">Pons, J., T. Barraclough, J. Gomez-Zurita, A. Cardoso, D. Duran, S. Hazell, S. Kamoun, W. Sumlin, and A. Vogler. 2006. . Systematic Biology 55:595–609.</text:p>
      <text:p text:style-name="Text_20_body">. 2016. R: A Language and Environment for Statistical Computing. R Foundation for Statistical Computing, Vienna, Austria.</text:p>
      <text:p text:style-name="Text_20_body">Rivera, G. 2008. Integrative and comparative biology 48:769–87.</text:p>
      <text:p text:style-name="Text_20_body">Rivera, G., J. N. Davis, J. C. Godwin, and D. C. Adams. 2014. . Evolutionary Biology pages 29–37.</text:p>
      <text:p text:style-name="Text_20_body">Rivera, G., and C. T. Stayton. 2011. Journal of morphology 272:1192–203.</text:p>
      <text:p text:style-name="Text_20_body">Rohlf, F. J. 2005. .</text:p>
      <text:p text:style-name="Text_20_body">Schilck-Steiner, B. C., B. Seifert, C. Stauffer, E. Christian, R. H. Crozier, and F. M. Steiner. 2007. . Trends in ecology &amp; evolution 22:391–392.</text:p>
      <text:p text:style-name="Text_20_body">Seeliger, L. M. 1945. . Copeia 1945:150–159.</text:p>
      <text:p text:style-name="Text_20_body">Spinks, P. Q., and H. B. Shaffer. 2005. Molecular ecology 14:2047–64.</text:p>
      <text:p text:style-name="Text_20_body">———. 2009. Systematic biology 58:1–20.</text:p>
      <text:p text:style-name="Text_20_body">Spinks, P. Q., R. C. Thomson, and H. Bradley Shaffer. 2014. . Molecular Ecology pages n/a–n/a.</text:p>
      <text:p text:style-name="Text_20_body">Spinks, P. Q., R. C. Thomson, and H. B. Shaffer. 2010. Molecular ecology 19:542–56.</text:p>
      <text:p text:style-name="Text_20_body">Stayton, C. T. 2011. Zoology (Jena, Germany) 114:213–23.</text:p>
      <text:p text:style-name="Text_20_body">Stuart, B. L., R. F. Inger, and H. K. Voris. 2006. Biology letters 2:470–4.</text:p>
      <text:p text:style-name="Text_20_body">Sztencel-Jabłonka, A., G. Jones, and W. BogdanowicZ. 2009. . Acta Chiropterologica 11:113–126.</text:p>
      <text:p text:style-name="Text_20_body">, B., and G. Hunt. 2013. . Proceedings of the National Academy of Sciences .</text:p>
      <text:p text:style-name="Text_20_body">, B., and R. Schultheiß. 2010. . Paleobiology 36:497–515.</text:p>
      <text:p text:style-name="Text_20_body">van den Brink, V., and F. Bokma. 2011. . Annales Zoologici Fennici 48:359–364.</text:p>
      <text:p text:style-name="Text_20_body">Venables, W. N., and B. D. Ripley. 2002. Modern Applied Statistics with S. 4th ed. Springer, New York.</text:p>
      <text:p text:style-name="Text_20_body">Vitek, N. S., C. L. Manz, T. Gao, J. I. Bloch, S. G. Strait, and D. M. Boyer. 2017. . Ecology and Evolution 7:5041–5055.</text:p>
      <text:p text:style-name="Text_20_body">von Cramon-Taubadel, N., B. C. Frazier, and M. M. Lahr. 2007. . American journal of physical anthropology 132:535–544.</text:p>
      <text:p text:style-name="Text_20_body">Yang, Z., and B. Rannala. 2010. Proceedings of the National Academy of Sciences 107:9264–9.</text:p>
      <text:p text:style-name="Text_20_body">Zelditch, M. L., D. L. Swiderski, and H. D. Sheets. 2004. . Elsevier Academic Press, Amsterdam.</text:p>
      <text:h text:style-name="Heading_20_1" text:outline-level="1">Tables</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Abbreviation</text:p>
            </table:table-cell>
            <table:table-cell table:style-name="Table1.A1" office:value-type="string">
              <text:p text:style-name="Table_20_Heading">Number of classes</text:p>
            </table:table-cell>
            <table:table-cell table:style-name="Table1.A1" office:value-type="string">
              <text:p text:style-name="Table_20_Heading">citation</text:p>
            </table:table-cell>
          </table:table-row>
        </table:table-header-rows>
        <table:table-row>
          <table:table-cell table:style-name="Table1.A1" office:value-type="string">
            <text:p text:style-name="Table_20_Contents">SP10.1</text:p>
          </table:table-cell>
          <table:table-cell table:style-name="Table1.A1" office:value-type="string">
            <text:p text:style-name="Table_20_Contents">3</text:p>
          </table:table-cell>
          <table:table-cell table:style-name="Table1.A1" office:value-type="string">
            <text:p text:style-name="Table_20_Contents">Phillip Q Spinks, Thomson, and Shaffer (2010)</text:p>
          </table:table-cell>
        </table:table-row>
        <table:table-row>
          <table:table-cell table:style-name="Table1.A1" office:value-type="string">
            <text:p text:style-name="Table_20_Contents">SP10.2</text:p>
          </table:table-cell>
          <table:table-cell table:style-name="Table1.A1" office:value-type="string">
            <text:p text:style-name="Table_20_Contents">3</text:p>
          </table:table-cell>
          <table:table-cell table:style-name="Table1.A1" office:value-type="string">
            <text:p text:style-name="Table_20_Contents">Phillip Q Spinks, Thomson, and Shaffer (2010)</text:p>
          </table:table-cell>
        </table:table-row>
        <table:table-row>
          <table:table-cell table:style-name="Table1.A1" office:value-type="string">
            <text:p text:style-name="Table_20_Contents">SP10.3</text:p>
          </table:table-cell>
          <table:table-cell table:style-name="Table1.A1" office:value-type="string">
            <text:p text:style-name="Table_20_Contents">4</text:p>
          </table:table-cell>
          <table:table-cell table:style-name="Table1.A1" office:value-type="string">
            <text:p text:style-name="Table_20_Contents">Phillip Q Spinks, Thomson, and Shaffer (2010)</text:p>
          </table:table-cell>
        </table:table-row>
        <table:table-row>
          <table:table-cell table:style-name="Table1.A1" office:value-type="string">
            <text:p text:style-name="Table_20_Contents">SP14.1</text:p>
          </table:table-cell>
          <table:table-cell table:style-name="Table1.A1" office:value-type="string">
            <text:p text:style-name="Table_20_Contents">2</text:p>
          </table:table-cell>
          <table:table-cell table:style-name="Table1.A1" office:value-type="string">
            <text:p text:style-name="Table_20_Contents">Phillip Q. Spinks, Thomson, and Bradley Shaffer (2014)</text:p>
          </table:table-cell>
        </table:table-row>
        <table:table-row>
          <table:table-cell table:style-name="Table1.A1" office:value-type="string">
            <text:p text:style-name="Table_20_Contents">SP14.2</text:p>
          </table:table-cell>
          <table:table-cell table:style-name="Table1.A1" office:value-type="string">
            <text:p text:style-name="Table_20_Contents">4</text:p>
          </table:table-cell>
          <table:table-cell table:style-name="Table1.A1" office:value-type="string">
            <text:p text:style-name="Table_20_Contents">Phillip Q. Spinks, Thomson, and Bradley Shaffer (2014)</text:p>
          </table:table-cell>
        </table:table-row>
        <table:table-row>
          <table:table-cell table:style-name="Table1.A1" office:value-type="string">
            <text:p text:style-name="Table_20_Contents">Morph</text:p>
          </table:table-cell>
          <table:table-cell table:style-name="Table1.A1" office:value-type="string">
            <text:p text:style-name="Table_20_Contents">2</text:p>
          </table:table-cell>
          <table:table-cell table:style-name="Table1.A1" office:value-type="string">
            <text:p text:style-name="Table_20_Contents">Phillip Q Spinks, Thomson, and Shaffer (2010)</text:p>
          </table:table-cell>
        </table:table-row>
      </table:table>
      <text:p text:style-name="Table">Table of species delimitation hypotheses for <text:span text:style-name="T1">E. marmorata</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text:span text:style-name="T2">Dataset</text:span></text:p>
            </table:table-cell>
            <table:table-cell table:style-name="Table2.A1" office:value-type="string">
              <text:p text:style-name="Table_20_Heading"><text:span text:style-name="T2">Scheme</text:span></text:p>
            </table:table-cell>
            <table:table-cell table:style-name="Table2.A1" office:value-type="string">
              <text:p text:style-name="P1"><text:span text:style-name="T2">Ratio</text:span></text:p>
            </table:table-cell>
            <table:table-cell table:style-name="Table2.A1" office:value-type="string">
              <text:p text:style-name="P2"><text:span text:style-name="T2">Corrected ratio</text:span></text:p>
            </table:table-cell>
          </table:table-row>
        </table:table-header-rows>
        <table:table-row>
          <table:table-cell table:style-name="Table2.A1" office:value-type="string">
            <text:p text:style-name="Table_20_Contents">Replicates</text:p>
          </table:table-cell>
          <table:table-cell table:style-name="Table2.A1" office:value-type="string">
    </table:table-cell>
          <table:table-cell table:style-name="Table2.A1" office:value-type="string">
            <text:p text:style-name="P3">1.11</text:p>
          </table:table-cell>
          <table:table-cell table:style-name="Table2.A1" office:value-type="string">
    </table:table-cell>
        </table:table-row>
        <table:table-row>
          <table:table-cell table:style-name="Table2.A1" office:value-type="string">
            <text:p text:style-name="Table_20_Contents">Seven species</text:p>
          </table:table-cell>
          <table:table-cell table:style-name="Table2.A1" office:value-type="string">
    </table:table-cell>
          <table:table-cell table:style-name="Table2.A1" office:value-type="string">
            <text:p text:style-name="P3">0.33</text:p>
          </table:table-cell>
          <table:table-cell table:style-name="Table2.A1" office:value-type="string">
            <text:p text:style-name="P4">0.37</text:p>
          </table:table-cell>
        </table:table-row>
        <table:table-row>
          <table:table-cell table:style-name="Table2.A1" office:value-type="string">
            <text:p text:style-name="Table_20_Contents"><text:span text:style-name="T1">Trachemys</text:span></text:p>
          </table:table-cell>
          <table:table-cell table:style-name="Table2.A1" office:value-type="string">
    </table:table-cell>
          <table:table-cell table:style-name="Table2.A1" office:value-type="string">
            <text:p text:style-name="P3">0.76</text:p>
          </table:table-cell>
          <table:table-cell table:style-name="Table2.A1" office:value-type="string">
            <text:p text:style-name="P4">0.84</text:p>
          </table:table-cell>
        </table:table-row>
        <table:table-row>
          <table:table-cell table:style-name="Table2.A1" office:value-type="string">
            <text:p text:style-name="Table_20_Contents"><text:span text:style-name="T1">E. marmorata</text:span></text:p>
          </table:table-cell>
          <table:table-cell table:style-name="Table2.A1" office:value-type="string">
            <text:p text:style-name="Table_20_Contents">SP10.1</text:p>
          </table:table-cell>
          <table:table-cell table:style-name="Table2.A1" office:value-type="string">
            <text:p text:style-name="P3">0.99</text:p>
          </table:table-cell>
          <table:table-cell table:style-name="Table2.A1" office:value-type="string">
            <text:p text:style-name="P4">1.10</text:p>
          </table:table-cell>
        </table:table-row>
        <table:table-row>
          <table:table-cell table:style-name="Table2.A1" office:value-type="string">
    </table:table-cell>
          <table:table-cell table:style-name="Table2.A1" office:value-type="string">
            <text:p text:style-name="Table_20_Contents">SP10.2</text:p>
          </table:table-cell>
          <table:table-cell table:style-name="Table2.A1" office:value-type="string">
            <text:p text:style-name="P3">1.00</text:p>
          </table:table-cell>
          <table:table-cell table:style-name="Table2.A1" office:value-type="string">
            <text:p text:style-name="P4">1.11</text:p>
          </table:table-cell>
        </table:table-row>
        <table:table-row>
          <table:table-cell table:style-name="Table2.A1" office:value-type="string">
    </table:table-cell>
          <table:table-cell table:style-name="Table2.A1" office:value-type="string">
            <text:p text:style-name="Table_20_Contents">SP10.3</text:p>
          </table:table-cell>
          <table:table-cell table:style-name="Table2.A1" office:value-type="string">
            <text:p text:style-name="P3">0.94</text:p>
          </table:table-cell>
          <table:table-cell table:style-name="Table2.A1" office:value-type="string">
            <text:p text:style-name="P4">1.04</text:p>
          </table:table-cell>
        </table:table-row>
        <table:table-row>
          <table:table-cell table:style-name="Table2.A1" office:value-type="string">
    </table:table-cell>
          <table:table-cell table:style-name="Table2.A1" office:value-type="string">
            <text:p text:style-name="Table_20_Contents">SP14.1</text:p>
          </table:table-cell>
          <table:table-cell table:style-name="Table2.A1" office:value-type="string">
            <text:p text:style-name="P3">1.01</text:p>
          </table:table-cell>
          <table:table-cell table:style-name="Table2.A1" office:value-type="string">
            <text:p text:style-name="P4">1.12</text:p>
          </table:table-cell>
        </table:table-row>
        <table:table-row>
          <table:table-cell table:style-name="Table2.A1" office:value-type="string">
    </table:table-cell>
          <table:table-cell table:style-name="Table2.A1" office:value-type="string">
            <text:p text:style-name="Table_20_Contents">SP14.2</text:p>
          </table:table-cell>
          <table:table-cell table:style-name="Table2.A1" office:value-type="string">
            <text:p text:style-name="P3">0.93</text:p>
          </table:table-cell>
          <table:table-cell table:style-name="Table2.A1" office:value-type="string">
            <text:p text:style-name="P4">1.04</text:p>
          </table:table-cell>
        </table:table-row>
        <table:table-row>
          <table:table-cell table:style-name="Table2.A1" office:value-type="string">
    </table:table-cell>
          <table:table-cell table:style-name="Table2.A1" office:value-type="string">
            <text:p text:style-name="Table_20_Contents">Morph</text:p>
          </table:table-cell>
          <table:table-cell table:style-name="Table2.A1" office:value-type="string">
            <text:p text:style-name="P3">0.99</text:p>
          </table:table-cell>
          <table:table-cell table:style-name="Table2.A1" office:value-type="string">
            <text:p text:style-name="P4">1.09</text:p>
          </table:table-cell>
        </table:table-row>
      </table:table>
      <text:p text:style-name="Table">Results from the within-individual to between-individual Procrustes distances for the replicated plastron shape data. Results are presented for all three datasets analyzed here: the <text:span text:style-name="T1">Trachemys</text:span> dataset, the eight species dataset, and each of the <text:span text:style-name="T1">Emys marmorata</text:span> classification schemes.</text:p>
      <text:h text:style-name="Heading_20_1" text:outline-level="1">Figure legends</text:h>
      <text:p text:style-name="First_20_paragraph">0.45</text:p>
      <text:p text:style-name="Text_20_body">0.45</text:p>
      <text:p text:style-name="Text_20_body">Angielczyk, Kenneth D, and H David Sheets. 2007. “Investigation of simulated tectonic deformation in fossils using geometric morphometrics.” <text:span text:style-name="T1">Paleobiology</text:span> 33 (1): 125–48.</text:p>
      <text:p text:style-name="Text_20_body">Angielczyk, Kenneth D, Chris R Feldman, and Gretchen R Miller. 2011. “Adaptive evolution of plastron shape in emydine turtles.” <text:span text:style-name="T1">Evolution</text:span> 65 (2): 377–94. doi:<text:a xlink:type="simple" xlink:href="https://doi.org/10.1111/j.1558-5646.2010.01118.x" office:name=""><text:span text:style-name="Definition">10.1111/j.1558-5646.2010.01118.x</text:span></text:a>.</text:p>
      <text:p text:style-name="Text_20_body">Angielczyk, Kenneth D., and Chris R. Feldman. 2013. “Are diminutive turtles miniaturized? The ontogeny of plastron shape in emydine turtles.” <text:span text:style-name="T1">Biological Journal of the Linnean Society</text:span> 108 (4): 727–55. doi:<text:a xlink:type="simple" xlink:href="https://doi.org/10.1111/bij.12010" office:name=""><text:span text:style-name="Definition">10.1111/bij.12010</text:span></text:a>.</text:p>
      <text:p text:style-name="Text_20_body">Arnqvist, G., and T. Mårtensson. 1998. “Measurement error in geometric morphometrics: Empirical strategies to assess and reduce its impact on measures of shape.” doi:<text:a xlink:type="simple" xlink:href="https://doi.org/citeulike-article-id:7907450" office:name=""><text:span text:style-name="Definition">citeulike-article-id:7907450</text:span></text:a>.</text:p>
      <text:p text:style-name="Text_20_body">Baird, S F, and C Girard. 1852. “Descriptions of new species of reptiles collected by the U.S. Exploring Expedition under the command of Capt. Charles Wilkes.” <text:span text:style-name="T1">Proceedings of the National Academy of Sciences Philadelphia</text:span> 6: 174–77.</text:p>
      <text:p text:style-name="Text_20_body">Bauer, Aaron M, James F Parham, Rafe M Brown, Bryan L Stuart, Lee Grismer, Theodore J Papenfuss, W Bohme, et al. 2000. “Availability of new Baysian-delimited gecko names and the importance of character-based species descriptions.” <text:span text:style-name="T1">Proceedings of the Royal Society B: Biological Sciences</text:span> 278: 490–92. doi:<text:a xlink:type="simple" xlink:href="https://doi.org/10.2307/1467045" office:name=""><text:span text:style-name="Definition">10.2307/1467045</text:span></text:a>.</text:p>
      <text:p text:style-name="Text_20_body">Baylac, Michel, Claire Villemant, and Giuseppina Simbolotti. 2003. “Combining geometric morphometrics with pattern recognition for the investigation of species complexes.” <text:span text:style-name="T1">Biological Journal of the Linnean Society</text:span> 80: 89–98.</text:p>
      <text:p text:style-name="Text_20_body">Bickford, David, David J Lohman, Navjot S Sodhi, Peter K L Ng, Rudolf Meier, Kevin Winker, Krista K Ingram, and Indraneil Das. 2007. “Cryptic species as a window on diversity and conservation.” <text:span text:style-name="T1">Trends in Ecology &amp; Evolution</text:span> 22 (3): 148–55. doi:<text:a xlink:type="simple" xlink:href="https://doi.org/10.1016/j.tree.2006.11.004" office:name=""><text:span text:style-name="Definition">10.1016/j.tree.2006.11.004</text:span></text:a>.</text:p>
      <text:p text:style-name="Text_20_body">Breiman, Leo, Jerome Friedman, Charles J Stone, and R A Olshen. 1984. <text:span text:style-name="T1">Classification and regression trees</text:span>. Belmont: Wadsworth International Group.</text:p>
      <text:p text:style-name="Text_20_body">Brink, Valentijn van den, and Folmer Bokma. 2011. “Morphometric shape analysis using learning vector quantization neural networks — an example distinguishing two microtine vole species.” <text:span text:style-name="T1">Annales Zoologici Fennici</text:span> 48: 359–64.</text:p>
      <text:p text:style-name="Text_20_body">Bury, R Bruce. 2017. “Biogeography of Western Pond Turtles in the western Great Basin: Dispersal Across a Northwest Passage ?” <text:span text:style-name="T1">Western Wildlife2</text:span> 4: 72–80.</text:p>
      <text:p text:style-name="Text_20_body">Bury, R. Bruce, David J. Germano, and Gwendolynn W. Bury. 2010. “Population Structure and Growth of the Turtle Actinemys marmorata from the Klamath–Siskiyou Ecoregion: Age, Not Size, Matters.” <text:span text:style-name="T1">Copeia</text:span> 2010 (3): 443–51. doi:<text:a xlink:type="simple" xlink:href="https://doi.org/10.1643/CH-08-096" office:name=""><text:span text:style-name="Definition">10.1643/CH-08-096</text:span></text:a>.</text:p>
      <text:p text:style-name="Text_20_body">Buskirk, S W, James F Parham, and Chris R Feldman. 2005. “On the hybridisation between two distantly related Asian turtles (Testudines: Scalia x Mauremys).” <text:span text:style-name="T1">Salamandra</text:span> 41: 21–26.</text:p>
      <text:p text:style-name="Text_20_body">Cardini, A, D Nagorsen, P O’Higgins, P David Polly, R W Thorington Jr, and P Tongiorgi. 2009. “Detecting biological distinctiveness using geometric morphometrics: an example case from the Vancouver Island marmot.” <text:span text:style-name="T1">Ethology Ecology &amp; Evolution</text:span> 21: 209–23.</text:p>
      <text:p text:style-name="Text_20_body">Carstens, B C, and T A Dewey. 2010. “Species Delimitation Using a Combined Coalescent and Information-Theoretic Approach: An Example from North American Myotis Bats.” <text:span text:style-name="T1">Systematic Biology</text:span> 59 (4): 400–414. <text:a xlink:type="simple" xlink:href="papers2://publication/doi/10.1093/sysbio/syq024" office:name=""><text:span text:style-name="Definition">papers2://publication/doi/10.1093/sysbio/syq024</text:span></text:a>.</text:p>
      <text:p text:style-name="Text_20_body">Carstens, Bryan C, Tara a Pelletier, Noah M Reid, and Jordan D Satler. 2013. “How to fail at species delimitation.” <text:span text:style-name="T1">Molecular Ecology</text:span> 22 (17): 4369–83. doi:<text:a xlink:type="simple" xlink:href="https://doi.org/10.1111/mec.12413" office:name=""><text:span text:style-name="Definition">10.1111/mec.12413</text:span></text:a>.</text:p>
      <text:p text:style-name="Text_20_body">Caumul, Radhekshmi, and P David Polly. 2005. “Phylogenetic and environmental components of morphological variation: skull, mandible, and molar shape in marmots (Marmota, Rodentia).” <text:span text:style-name="T1">Evolution; International Journal of Organic Evolution</text:span> 59 (11): 2460–72. <text:a xlink:type="simple" xlink:href="http://www.ncbi.nlm.nih.gov/pubmed/16396186" office:name=""><text:span text:style-name="Definition">http://www.ncbi.nlm.nih.gov/pubmed/16396186</text:span></text:a>.</text:p>
      <text:p text:style-name="Text_20_body">Clare, Elizabeth L. 2011. “Cryptic species? Patterns of maternal and paternal gene flow in eight neotropical bats.” <text:span text:style-name="T1">PloS One</text:span> 6 (7): e21460. doi:<text:a xlink:type="simple" xlink:href="https://doi.org/10.1371/journal.pone.0021460" office:name=""><text:span text:style-name="Definition">10.1371/journal.pone.0021460</text:span></text:a>.</text:p>
      <text:p text:style-name="Text_20_body">Claude, J, E Paradis, H Tong, and J C Auffray. 2003. “A geometric morphometric assessment of the effects of<draw:frame text:anchor-type="as-char" style:vertical-pos="middle" style:vertical-rel="text"><draw:object xlink:href="Formula-12/" xlink:type="simple" xlink:show="embed" xlink:actuate="onLoad"/></draw:frame>nenvironment and cladogenesis on the evolution of the<draw:frame text:anchor-type="as-char" style:vertical-pos="middle" style:vertical-rel="text"><draw:object xlink:href="Formula-13/" xlink:type="simple" xlink:show="embed" xlink:actuate="onLoad"/></draw:frame>nturtle shell.” <text:span text:style-name="T1">Biological Journal of the Linnean Society</text:span> 79 (December): 485–501. doi:<text:a xlink:type="simple" xlink:href="https://doi.org/10.1046/j.1095-8312.2003.00198.x" office:name=""><text:span text:style-name="Definition">10.1046/j.1095-8312.2003.00198.x</text:span></text:a>.</text:p>
      <text:p text:style-name="Text_20_body">Claude, Julien. 2006. “Convergence induced by plastral kinesis and geometric morphometric assessment: a geometric morphometric assessment.” <text:span text:style-name="T1">Fossil Turtle Research</text:span> 1: 34–45.</text:p>
      <text:p text:style-name="Text_20_body">Cramon-Taubadel, Noreen von, Brenda C Frazier, and Marta Mirazon Lahr. 2007. “The problem of assessing landmark error in geometric morphometrics: theory, methods, and modifications.” <text:span text:style-name="T1">American Journal of Physical Anthropology</text:span> 132 (4): 535–44. doi:<text:a xlink:type="simple" xlink:href="https://doi.org/10.1002/ajpa" office:name=""><text:span text:style-name="Definition">10.1002/ajpa</text:span></text:a>.</text:p>
      <text:p text:style-name="Text_20_body">Dayrat, Benoît. 2005. “Towards integrative taxonomy.” <text:span text:style-name="T1">Biological Journal of the Linnean Society</text:span> 85: 407–15.</text:p>
      <text:p text:style-name="Text_20_body">De Queiroz, Kevin. 2007. “Species concepts and species delimitation.” <text:span text:style-name="T1">Systematic Biology</text:span> 56 (6): 879–86. doi:<text:a xlink:type="simple" xlink:href="https://doi.org/10.1080/10635150701701083" office:name=""><text:span text:style-name="Definition">10.1080/10635150701701083</text:span></text:a>.</text:p>
      <text:p text:style-name="Text_20_body">Demandt, M. H., and S. Bergek. 2009. “Identification of cyprinid hybrids by using geometric morphometrics and microsatellites.” <text:span text:style-name="T1">Journal of Applied Ichthyology</text:span> 25 (6): 695–701. doi:<text:a xlink:type="simple" xlink:href="https://doi.org/10.1111/j.1439-0426.2009.01329.x" office:name=""><text:span text:style-name="Definition">10.1111/j.1439-0426.2009.01329.x</text:span></text:a>.</text:p>
      <text:p text:style-name="Text_20_body">Dillard, Kristin C. 2017. “A comparative analysis of geometric morphometrics across two Pseudemys turtle species in east central Virginia.” Masters, Virginia Commonwealth University.</text:p>
      <text:p text:style-name="Text_20_body">Dobigny, G, L Granjon, V Aniskin, K Ba, and V Voloboulev. 2003. “A new sigling species of Taterillus (Muridae, Gerbillinae) from West Agrica.” <text:span text:style-name="T1">Mammalian Biology</text:span> 68: 299–316.</text:p>
      <text:p text:style-name="Text_20_body">Dryden, Ian L, and Kanti Y Mardia. 1998. <text:span text:style-name="T1">Statistical shape analysis</text:span>. New York: Wiley.</text:p>
      <text:p text:style-name="Text_20_body">Dryden, Ian L. 2013. <text:span text:style-name="T1">Shapes: Statistical Shape Analysis</text:span>. <text:a xlink:type="simple" xlink:href="http://CRAN.R-project.org/package=shapes" office:name=""><text:span text:style-name="Definition">http://CRAN.R-project.org/package=shapes</text:span></text:a>.</text:p>
      <text:p text:style-name="Text_20_body">Edwards, Shelley, Julien Claude, Bettine J. Van Vuuren, and Conrad A. Matthee. 2011. “Evolutionary history of the Karoo bush rat, Myotomys unisulcatus (Rodentia: Muridae): Disconcordance between morphology and genetics.” <text:span text:style-name="T1">Biological Journal of the Linnean Society</text:span> 102 (3): 510–26. doi:<text:a xlink:type="simple" xlink:href="https://doi.org/10.1111/j.1095-8312.2010.01583.x" office:name=""><text:span text:style-name="Definition">10.1111/j.1095-8312.2010.01583.x</text:span></text:a>.</text:p>
      <text:p text:style-name="Text_20_body">Eldredge, Niles, and Stephen Jay Gould. 1972. “Punctuated equilibria: an alternative to phyletic gradualism.” In <text:span text:style-name="T1">Models in Paleobiology</text:span>, edited by Thomas J M Schopf, 82–115. San Francisco: Freeman Cooper.</text:p>
      <text:p text:style-name="Text_20_body">Feldman, Chris R, and James Ford Parham. 2002. “Molecular phylogenetics of emydine turtles: taxonomic revision and the evolution of shell kinesis.” <text:span text:style-name="T1">Molecular Phylogenetics and Evolution</text:span> 22 (3): 388–98. doi:<text:a xlink:type="simple" xlink:href="https://doi.org/10.1006/mpev.2001.1070" office:name=""><text:span text:style-name="Definition">10.1006/mpev.2001.1070</text:span></text:a>.</text:p>
      <text:p text:style-name="Text_20_body">Francoy, T M, R A O Silva, P Nunes-Silva, C Menezes, and V L Imperatriz-Fonseca. 2009. “Gender identification of five genera of stingless bees (Apidae, Meliponini) based on wing morphology.” <text:span text:style-name="T1">Genetics and Molecular Research</text:span> 8 (1): 207–14.</text:p>
      <text:p text:style-name="Text_20_body">Fruciano, Carmelo, Paolo Franchini, Francesca Raffini, Shaohua Fan, and Axel Meyer. 2016. “Are sympatrically speciating Midas cichlid fish special? Patterns of morphological and genetic variation in the closely related species Archocentrus centrarchus.” <text:span text:style-name="T1">Ecology and Evolution</text:span> 6 (12): 4102–14. doi:<text:a xlink:type="simple" xlink:href="https://doi.org/10.1002/ece3.2184" office:name=""><text:span text:style-name="Definition">10.1002/ece3.2184</text:span></text:a>.</text:p>
      <text:p text:style-name="Text_20_body">Funk, W Chris, Marcel Caminer, and Santiago R Ron. 2012. “High levels of cryptic species diversity uncovered in Amazonian frogs.” <text:span text:style-name="T1">Proceedings of the Royal Society B: Biological Sciences</text:span> 279 (1734): 1806–14. doi:<text:a xlink:type="simple" xlink:href="https://doi.org/10.1098/rspb.2011.1653" office:name=""><text:span text:style-name="Definition">10.1098/rspb.2011.1653</text:span></text:a>.</text:p>
      <text:p text:style-name="Text_20_body">Gaubert, Philippe, Peter J. Taylor, Carlos a. Fernandes, Michael W. Bruford, and Geraldine Veron. 2005. “Patterns of cryptic hybridization revealed using an integrative approach: a case study on genets (Carnivora, Viverridae, Genetta spp.) from the southern African subregion.” <text:span text:style-name="T1">Biological Journal of the Linnean Society</text:span> 86 (1): 11–33. doi:<text:a xlink:type="simple" xlink:href="https://doi.org/10.1111/j.1095-8312.2005.00518.x" office:name=""><text:span text:style-name="Definition">10.1111/j.1095-8312.2005.00518.x</text:span></text:a>.</text:p>
      <text:p text:style-name="Text_20_body">Germano, David J, and R Bruce Bury. 2009. “Variation in body size, growth, and population structure of Actinemys marmorata from lentic and lotic habitats in Southern Oregon.” <text:span text:style-name="T1">Journal of Herpetology</text:span> 43 (3): 510–20.</text:p>
      <text:p text:style-name="Text_20_body">Germano, David J, and Galen B Rathbun. 2008. “Growth, population structure, and reproduction of western pond turtles (Actinemys marmorata) on the Central Coast of California.” <text:span text:style-name="T1">Chelonian Conservation and Biology</text:span> 7 (2): 188–94.</text:p>
      <text:p text:style-name="Text_20_body">Gould, Stephen Jay, and Niles Eldredge. 1977. “Punctuated equilibria: the tempo and mode of evolution reconsidered.” <text:span text:style-name="T1">Paleobiology</text:span> 3 (2): 115–51.</text:p>
      <text:p text:style-name="Text_20_body">Guillot, Gilles, Sabrina Renaud, Ronan Ledevin, Johan Michaux, and Julien Claude. 2012. “A unifying model for the analysis of phenotypic, genetic, and geographic data.” <text:span text:style-name="T1">Systematic Biology</text:span> 61 (6): 897–911. doi:<text:a xlink:type="simple" xlink:href="https://doi.org/10.1093/sysbio/sys038" office:name=""><text:span text:style-name="Definition">10.1093/sysbio/sys038</text:span></text:a>.</text:p>
      <text:p text:style-name="Text_20_body">Gündüz, Islam, Maarit Jaarola, Coskun Tez, Can Yeniyurt, P David Polly, and Jeremy B Searle. 2007. “Multigenic and morphometric differentiation of ground squirrels (Spermophilus, Scuiridae, Rodentia) in Turkey, with a description of a new species.” <text:span text:style-name="T1">Molecular Phylogenetics and Evolution</text:span> 43 (3): 916–35. doi:<text:a xlink:type="simple" xlink:href="https://doi.org/10.1016/j.ympev.2007.02.021" office:name=""><text:span text:style-name="Definition">10.1016/j.ympev.2007.02.021</text:span></text:a>.</text:p>
      <text:p text:style-name="Text_20_body">Hand, David J, and Robert J Till. 2001. “A Simple Generalisation of the Area Under the ROC Curve for Multiple Class Classification Problems.” <text:span text:style-name="T1">Machine Learning</text:span> 45: 171–86.</text:p>
      <text:p text:style-name="Text_20_body">Hastie, Trevor, Robert Tibshirani, and Jerome Friedman. 2009. <text:span text:style-name="T1">The elements of statistical learning: data mining, inference, and prediction</text:span>. 2nd ed. New York: Springer.</text:p>
      <text:p text:style-name="Text_20_body">Hausdorf, Bernhard, and Christian Hennig. 2010. “Species delimitation using dominant and codominant multilocus markers.” <text:span text:style-name="T1">Systematic Biology</text:span> 59 (5): 491–503. doi:<text:a xlink:type="simple" xlink:href="https://doi.org/10.1093/sysbio/syq039" office:name=""><text:span text:style-name="Definition">10.1093/sysbio/syq039</text:span></text:a>.</text:p>
      <text:p text:style-name="Text_20_body">Holland, Dan C. 1992. “Level and pattern in morphological variation: a phylogeographic study of the western pond turtle (Clemmys marmorata).” PhD thesis, University of Southwestern Louisiana.</text:p>
      <text:p text:style-name="Text_20_body">Huelsenbeck, John P, Peter Andolfatto, and Edna T Huelsenbeck. 2011. “Structurama: bayesian inference of population structure.” <text:span text:style-name="T1">Evolutionary Bioinformatics Online</text:span> 7 (January): 55–59. doi:<text:a xlink:type="simple" xlink:href="https://doi.org/10.4137/EBO.S6761" office:name=""><text:span text:style-name="Definition">10.4137/EBO.S6761</text:span></text:a>.</text:p>
      <text:p text:style-name="Text_20_body">Kaufman, L, and P J Rousseeuw. 1990. <text:span text:style-name="T1">Finding groups in data : an introduction to cluster analysis</text:span>. New York: Wiley.</text:p>
      <text:p text:style-name="Text_20_body">Kendall, David G. 1977. “The diffusion of shape.” <text:span text:style-name="T1">Advances in Applied Probability</text:span> 9 (3): 428–30.</text:p>
      <text:p text:style-name="Text_20_body">Kuhn, Max. 2013. <text:span text:style-name="T1">Caret: Classification and Regression Training</text:span>. <text:a xlink:type="simple" xlink:href="http://CRAN.R-project.org/package=caret" office:name=""><text:span text:style-name="Definition">http://CRAN.R-project.org/package=caret</text:span></text:a>.</text:p>
      <text:p text:style-name="Text_20_body">Kuhn, Max, and Kjell Johnson. 2013. <text:span text:style-name="T1">Applied predictive modeling</text:span>. New York, NY: Springer.</text:p>
      <text:p text:style-name="Text_20_body">Leaché, Adam D, and Matthew K Fujita. 2010. “Bayesian species delimitation in West African forest geckos (Hemidactylus fasciatus).” <text:span text:style-name="T1">Proceedings. Biological Sciences / the Royal Society</text:span> 277 (1697): 3071–7. doi:<text:a xlink:type="simple" xlink:href="https://doi.org/10.1098/rspb.2010.0662" office:name=""><text:span text:style-name="Definition">10.1098/rspb.2010.0662</text:span></text:a>.</text:p>
      <text:p text:style-name="Text_20_body">Lubcke, Glen M, and Dawn S Wilson. 2007. “Variation in shell morphology of the Western Pond Turtle (Actinemys marmorata Baird and Giarard) from three aquativ habitats in Northern California.” <text:span text:style-name="T1">Journal of Herpetology</text:span> 41 (1): 107–14.</text:p>
      <text:p text:style-name="Text_20_body">MacLeod, Norman. 2007. <text:span text:style-name="T1">Automated taxon identification in systematics: theory, approaches and applications</text:span>. Boca Raton: CRC Press.</text:p>
      <text:p text:style-name="Text_20_body">Markolf, Matthias, Hanitriniaina Rakotonirina, Claudia Fichtel, Phillip von Grumbkow, Markus Brameier, and Peter M Kappeler. 2013. “True lemurs…true species - species delimitation using multiple data sources in the brown lemur complex.” <text:span text:style-name="T1">BMC Evolutionary Biology</text:span> 13 (1): 233. doi:<text:a xlink:type="simple" xlink:href="https://doi.org/10.1186/1471-2148-13-233" office:name=""><text:span text:style-name="Definition">10.1186/1471-2148-13-233</text:span></text:a>.</text:p>
      <text:p text:style-name="Text_20_body">Mitrovski-Bogdanovic, Ana, Andjeljko Petrovic, Milana Mitrovic, Ana Ivanovic, Vladimir Žikic, Petr Starý, Christoph Vorburger, and Željko Tomanovic. 2013. “Identification of two cryptic species within the Praon abjectum group (Hymenoptera: Braconidae: Aphidiinae) using molecular markers and geometric morphometrics.” <text:span text:style-name="T1">Annals of the Entomological Society of America</text:span> 106 (2): 170–80.</text:p>
      <text:p text:style-name="Text_20_body">Munoz-Munoz F., and Perpinan D. 2010. “Measurement error in morphometric studies: comparison between manual and computerized methods.” <text:span text:style-name="T1">Ann. Zool.</text:span> 47 (1): 46–56.</text:p>
      <text:p text:style-name="Text_20_body">Navega, David, Ricardo Vicente, Duarte N. Vieira, Ann H. Ross, and Eugenia Cunha. 2015. “Sex estimation from the tarsal bones in a Portuguese sample: a machine learning approach.” <text:span text:style-name="T1">International Journal of Legal Medicine</text:span> 129 (3): 651–59. doi:<text:a xlink:type="simple" xlink:href="https://doi.org/10.1007/s00414-014-1070-5" office:name=""><text:span text:style-name="Definition">10.1007/s00414-014-1070-5</text:span></text:a>.</text:p>
      <text:p text:style-name="Text_20_body">O’Meara, Brian C. 2010. “New heuristic methods for joint species delimitation and species tree inference.” <text:span text:style-name="T1">Systematic Biology</text:span> 59 (1): 59–73. doi:<text:a xlink:type="simple" xlink:href="https://doi.org/10.1093/sysbio/syp077" office:name=""><text:span text:style-name="Definition">10.1093/sysbio/syp077</text:span></text:a>.</text:p>
      <text:p text:style-name="Text_20_body">Padial, Jose M, Aurelien Miralles, Ignacio De la Riva, and Miguel Vences. 2010. “The integrative future of taxonomy.” <text:span text:style-name="T1">Frontiers in Zoology</text:span> 7 (16): 1–14.</text:p>
      <text:p text:style-name="Text_20_body">Parham, James F, Theodore J Papenfuss, Peter Paul Van Dijk, Byron S Wilson, Cristian Marte, Lourdes Rodriguez Schettino, and W Brian Simison. 2013. “Genetic introgression and hybridization in Antillean freshwater turtles (Trachemys) revealed by coalescent analyses of mitochondrial and cloned nuclear markers.” <text:span text:style-name="T1">Molecular Phylogenetics and Evolution</text:span> 67 (1): 176–87. doi:<text:a xlink:type="simple" xlink:href="https://doi.org/10.1016/j.ympev.2013.01.004" office:name=""><text:span text:style-name="Definition">10.1016/j.ympev.2013.01.004</text:span></text:a>.</text:p>
      <text:p text:style-name="Text_20_body">Pfenninger, Markus, and Klaus Schwenk. 2007. “Cryptic animal species are homogeneously distributed among taxa and biogeographical regions.” <text:span text:style-name="T1">BMC Evolutionary Biology</text:span> 7 (January): 121. doi:<text:a xlink:type="simple" xlink:href="https://doi.org/10.1186/1471-2148-7-121" office:name=""><text:span text:style-name="Definition">10.1186/1471-2148-7-121</text:span></text:a>.</text:p>
      <text:p text:style-name="Text_20_body">Polly, P D, C T Stayton, E R Dumont, S E Pierce, E J Rayfield, and K D Angielczyk. 2016. “Combining geometric morphometrics and finite element analysis with evolutionary modeling: towards a synthesis.” <text:span text:style-name="T1">Journal of Vertebrate Paleontology</text:span> 4634 (March). doi:<text:a xlink:type="simple" xlink:href="https://doi.org/10.1080/02724634.2016.1111225" office:name=""><text:span text:style-name="Definition">10.1080/02724634.2016.1111225</text:span></text:a>.</text:p>
      <text:p text:style-name="Text_20_body">Polly, P David. 2003. “Paleophylogeography of Sorex araneus: molar shape as a morphological marker for fossil shrews.” <text:span text:style-name="T1">Mammalia</text:span> 68 (2): 233–43.</text:p>
      <text:p text:style-name="Text_20_body">———. 2007. “Phylogeographic differentiation in Sorex araneus: morphology in relation to geography and karyotype.” <text:span text:style-name="T1">Russian Journal of Theriology</text:span> 6 (1): 73–84.</text:p>
      <text:p text:style-name="Text_20_body">Pons, Joan, Timothy Barraclough, Jesus Gomez-Zurita, Anabela Cardoso, Daniel Duran, Steaphan Hazell, Sophien Kamoun, William Sumlin, and Alfried Vogler. 2006. “Sequence-Based Species Delimitation for the DNA Taxonomy of Undescribed Insects.” <text:span text:style-name="T1">Systematic Biology</text:span> 55 (4): 595–609. doi:<text:a xlink:type="simple" xlink:href="https://doi.org/10.1080/10635150600852011" office:name=""><text:span text:style-name="Definition">10.1080/10635150600852011</text:span></text:a>.</text:p>
      <text:p text:style-name="Text_20_body">R Core Team. 2016. <text:span text:style-name="T1">R: A Language and Environment for Statistical Computing</text:span>. Vienna, Austria: R Foundation for Statistical Computing. <text:a xlink:type="simple" xlink:href="http://www.R-project.org/" office:name=""><text:span text:style-name="Definition">http://www.R-project.org/</text:span></text:a>.</text:p>
      <text:p text:style-name="Text_20_body">Rivera, Gabriel. 2008. “Ecomorphological variation in shell shape of the freshwater turtle Pseudemys concinna inhabiting different aquatic flow regimes.” <text:span text:style-name="T1">Integrative and Comparative Biology</text:span> 48 (6): 769–87. doi:<text:a xlink:type="simple" xlink:href="https://doi.org/10.1093/icb/icn088" office:name=""><text:span text:style-name="Definition">10.1093/icb/icn088</text:span></text:a>.</text:p>
      <text:p text:style-name="Text_20_body">Rivera, Gabriel, and C Tristan Stayton. 2011. “Finite element modeling of shell shape in the freshwater turtle Pseudemys concinna reveals a trade-off between mechanical strength and hydrodynamic efficiency.” <text:span text:style-name="T1">Journal of Morphology</text:span> 272 (10): 1192–1203. doi:<text:a xlink:type="simple" xlink:href="https://doi.org/10.1002/jmor.10974" office:name=""><text:span text:style-name="Definition">10.1002/jmor.10974</text:span></text:a>.</text:p>
      <text:p text:style-name="Text_20_body">Rivera, Gabriel, Joi N. Davis, James C. Godwin, and Dean C. Adams. 2014. “Repeatability of Habitat-Associated Divergence in Shell Shape of Turtles.” <text:span text:style-name="T1">Evolutionary Biology</text:span>, July, 29–37. doi:<text:a xlink:type="simple" xlink:href="https://doi.org/10.1007/s11692-013-9243-6" office:name=""><text:span text:style-name="Definition">10.1007/s11692-013-9243-6</text:span></text:a>.</text:p>
      <text:p text:style-name="Text_20_body">Rohlf, F James. 2005. “TpsDig 2.04.”</text:p>
      <text:p text:style-name="Text_20_body">Schilck-Steiner, Brigit C, B Seifert, C Stauffer, E Christian, R H Crozier, and F M Steiner. 2007. “Without morphology, cryptic species stay in taxonomic crypsis following discovery.” <text:span text:style-name="T1">Trends in Ecology &amp; Evolution</text:span> 22 (8): 391–92. doi:<text:a xlink:type="simple" xlink:href="https://doi.org/10.1016/j.tree.2007.05.003" office:name=""><text:span text:style-name="Definition">10.1016/j.tree.2007.05.003</text:span></text:a>.</text:p>
      <text:p text:style-name="Text_20_body">Seeliger, L M. 1945. “Variation in the Pacific Mud Turtle.” <text:span text:style-name="T1">Copeia</text:span> 1945 (3): 150–59.</text:p>
      <text:p text:style-name="Text_20_body">Spinks, Phillip Q, and H Bradley Shaffer. 2005. “Range-wide molecular analysis of the western pond turtle (Emys marmorata): cryptic variation, isolation by distance, and their conservation implications.” <text:span text:style-name="T1">Molecular Ecology</text:span> 14 (7): 2047–64. doi:<text:a xlink:type="simple" xlink:href="https://doi.org/10.1111/j.1365-294X.2005.02564.x" office:name=""><text:span text:style-name="Definition">10.1111/j.1365-294X.2005.02564.x</text:span></text:a>.</text:p>
      <text:p text:style-name="Text_20_body">———. 2009. “Conflicting mitochondrial and nuclear phylogenies for the widely disjunct Emys (Testudines: Emydidae) species complex, and what they tell us about biogeography and hybridization.” <text:span text:style-name="T1">Systematic Biology</text:span> 58 (1): 1–20. doi:<text:a xlink:type="simple" xlink:href="https://doi.org/10.1093/sysbio/syp005" office:name=""><text:span text:style-name="Definition">10.1093/sysbio/syp005</text:span></text:a>.</text:p>
      <text:p text:style-name="Text_20_body">Spinks, Phillip Q, Robert C Thomson, and H Bradley Shaffer. 2010. “Nuclear gene phylogeography reveals the historical legacy of an ancient inland sea on lineages of the western pond turtle, Emys marmorata in California.” <text:span text:style-name="T1">Molecular Ecology</text:span> 19 (3): 542–56. doi:<text:a xlink:type="simple" xlink:href="https://doi.org/10.1111/j.1365-294X.2009.04451.x" office:name=""><text:span text:style-name="Definition">10.1111/j.1365-294X.2009.04451.x</text:span></text:a>.</text:p>
      <text:p text:style-name="Text_20_body">Spinks, Phillip Q., Robert C. Thomson, and H. Bradley Shaffer. 2014. “The advantages of going large: genome wide SNPs clarify the complex population history and systematics of the threatened western pond turtle.” <text:span text:style-name="T1">Molecular Ecology</text:span>, March, n/a–n/a. doi:<text:a xlink:type="simple" xlink:href="https://doi.org/10.1111/mec.12736" office:name=""><text:span text:style-name="Definition">10.1111/mec.12736</text:span></text:a>.</text:p>
      <text:p text:style-name="Text_20_body">Stayton, C Tristan. 2011. “Biomechanics on the half shell: functional performance influences patterns of morphological variation in the emydid turtle carapace.” <text:span text:style-name="T1">Zoology (Jena, Germany)</text:span> 114 (4). Elsevier GmbH.: 213–23. doi:<text:a xlink:type="simple" xlink:href="https://doi.org/10.1016/j.zool.2011.03.002" office:name=""><text:span text:style-name="Definition">10.1016/j.zool.2011.03.002</text:span></text:a>.</text:p>
      <text:p text:style-name="Text_20_body">Stuart, Bryan L, Robert F Inger, and Harold K Voris. 2006. “High level of cryptic species diversity revealed by sympatric lineages of Southeast Asian forest frogs.” <text:span text:style-name="T1">Biology Letters</text:span> 2 (3): 470–4. doi:<text:a xlink:type="simple" xlink:href="https://doi.org/10.1098/rsbl.2006.0505" office:name=""><text:span text:style-name="Definition">10.1098/rsbl.2006.0505</text:span></text:a>.</text:p>
      <text:p text:style-name="Text_20_body">Sztencel-Jabłonka, Anna, Gareth Jones, and Wiesław BogdanowicZ. 2009. “Skull Morphology of Two Cryptic Bat Species: Pipistrellus pipistrellus and P. pygmaeus — A 3D Geometric Morphometrics Approach with Landmark Reconstruction.” <text:span text:style-name="T1">Acta Chiropterologica</text:span> 11 (1): 113–26. doi:<text:a xlink:type="simple" xlink:href="https://doi.org/10.3161/150811009X465730" office:name=""><text:span text:style-name="Definition">10.3161/150811009X465730</text:span></text:a>.</text:p>
      <text:p text:style-name="Text_20_body">Van Bocxlaer, B, and Roland Schultheiß. 2010. “Comparison of morphometric techniques for shapes with few homologous landmarks based on machine-learning approaches to biological discrimination.” <text:span text:style-name="T1">Paleobiology</text:span> 36 (3): 497–515.</text:p>
      <text:p text:style-name="Text_20_body">Van Bocxlaer, B., and G. Hunt. 2013. “Morphological stasis in an ongoing gastropod radiation from Lake Malawi.” <text:span text:style-name="T1">Proceedings of the National Academy of Sciences</text:span>, August. doi:<text:a xlink:type="simple" xlink:href="https://doi.org/10.1073/pnas.1308588110" office:name=""><text:span text:style-name="Definition">10.1073/pnas.1308588110</text:span></text:a>.</text:p>
      <text:p text:style-name="Text_20_body">Vitek, Natasha S., Carly L. Manz, Tingran Gao, Jonathan I. Bloch, Suzanne G. Strait, and Doug M. Boyer. 2017. “Semi-supervised determination of pseudocryptic morphotypes using observer-free characterizations of anatomical alignment and shape.” <text:span text:style-name="T1">Ecology and Evolution</text:span> 7 (14): 5041–55. doi:<text:a xlink:type="simple" xlink:href="https://doi.org/10.1002/ece3.3058" office:name=""><text:span text:style-name="Definition">10.1002/ece3.3058</text:span></text:a>.</text:p>
      <text:p text:style-name="Text_20_body">Yang, Ziheng, and Bruce Rannala. 2010. “Bayesian species delimitation using multilocus sequence data.” <text:span text:style-name="T1">Proceedings of the National Academy of Sciences</text:span> 107 (20): 9264–9. doi:<text:a xlink:type="simple" xlink:href="https://doi.org/10.1073/pnas.0913022107" office:name=""><text:span text:style-name="Definition">10.1073/pnas.0913022107</text:span></text:a>.</text:p>
      <text:p text:style-name="Text_20_body">Zelditch, Miriam Leah, Donald L Swiderski, and H David Sheets. 2004. <text:span text:style-name="T1">Geometric morphometrics for biologists: a primer</text:span>. Amsterdam: Elsevier Academic P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nsemble approaches for estimating congruence between species delimitation and morphological variation: comparing taxonomic hypotheses for the Pacific Pond Turtle (Emys marmorata)</dc:title>
  </office:meta>
</office:document-meta>
</file>

<file path=Formula-0/content.xml><?xml version="1.0" encoding="utf-8"?>
<math xmlns="http://www.w3.org/1998/Math/MathML" display="inline">
  <msup>
    <mi/>
    <mrow>
      <mn>1</mn>
      <mo>,</mo>
      <mo>*</mo>
      <mo>,</mo>
      <mo>†</mo>
    </mrow>
  </msup>
</math>
</file>

<file path=Formula-1/content.xml><?xml version="1.0" encoding="utf-8"?>
<math xmlns="http://www.w3.org/1998/Math/MathML" display="inline">
  <msup>
    <mi/>
    <mn>2</mn>
  </msup>
</math>
</file>

<file path=Formula-10/content.xml><?xml version="1.0" encoding="utf-8"?>
<math xmlns="http://www.w3.org/1998/Math/MathML" display="inline">
  <mi>k</mi>
</math>
</file>

<file path=Formula-11/content.xml><?xml version="1.0" encoding="utf-8"?>
<math xmlns="http://www.w3.org/1998/Math/MathML" display="inline">
  <mrow>
    <mn>1.11</mn>
    <mi>/</mi>
    <mn>1</mn>
  </mrow>
</math>
</file>

<file path=Formula-12/content.xml><?xml version="1.0" encoding="utf-8"?>
<math xmlns="http://www.w3.org/1998/Math/MathML" display="inline">
  <mo>∖</mo>
</math>
</file>

<file path=Formula-13/content.xml><?xml version="1.0" encoding="utf-8"?>
<math xmlns="http://www.w3.org/1998/Math/MathML" display="inline">
  <mo>∖</mo>
</math>
</file>

<file path=Formula-2/content.xml><?xml version="1.0" encoding="utf-8"?>
<math xmlns="http://www.w3.org/1998/Math/MathML" display="inline">
  <msup>
    <mi/>
    <mn>3</mn>
  </msup>
</math>
</file>

<file path=Formula-3/content.xml><?xml version="1.0" encoding="utf-8"?>
<math xmlns="http://www.w3.org/1998/Math/MathML" display="inline">
  <msup>
    <mi/>
    <mn>4</mn>
  </msup>
</math>
</file>

<file path=Formula-4/content.xml><?xml version="1.0" encoding="utf-8"?>
<math xmlns="http://www.w3.org/1998/Math/MathML" display="inline">
  <mo>*</mo>
</math>
</file>

<file path=Formula-5/content.xml><?xml version="1.0" encoding="utf-8"?>
<math xmlns="http://www.w3.org/1998/Math/MathML" display="inline">
  <mo>†</mo>
</math>
</file>

<file path=Formula-6/content.xml><?xml version="1.0" encoding="utf-8"?>
<math xmlns="http://www.w3.org/1998/Math/MathML" display="inline">
  <mi>k</mi>
</math>
</file>

<file path=Formula-7/content.xml><?xml version="1.0" encoding="utf-8"?>
<math xmlns="http://www.w3.org/1998/Math/MathML" display="inline">
  <mi>k</mi>
</math>
</file>

<file path=Formula-8/content.xml><?xml version="1.0" encoding="utf-8"?>
<math xmlns="http://www.w3.org/1998/Math/MathML" display="inline">
  <mrow>
    <mi>k</mi>
    <mo>−</mo>
    <mn>1</mn>
  </mrow>
</math>
</file>

<file path=Formula-9/content.xml><?xml version="1.0" encoding="utf-8"?>
<math xmlns="http://www.w3.org/1998/Math/MathML" display="inline">
  <mi>k</mi>
</math>
</file>